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asian="Courier New" style:font-name-complex="Courier New"/>
    </style:style>
    <style:style style:name="T3" style:parent-style-name="DefaultParagraphFont" style:family="text">
      <style:text-properties style:font-name="Courier New" style:font-name-asian="Courier New" style:font-name-complex="Courier New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 fo:font-weight="bold" style:font-weight-asian="bold" style:text-underline-type="single" style:text-underline-style="solid" style:text-underline-width="auto" style:text-underline-mode="continuous"/>
    </style:style>
    <style:style style:name="P7" style:parent-style-name="Normal" style:list-style-name="LFO1" style:family="paragraph"/>
    <style:style style:name="T8" style:parent-style-name="DefaultParagraphFont" style:family="text">
      <style:text-properties style:font-name="Courier New" style:font-name-asian="Courier New" style:font-name-complex="Courier New" fo:language="es" fo:country="EC"/>
    </style:style>
    <style:style style:name="P9" style:parent-style-name="Normal" style:list-style-name="LFO1" style:family="paragraph"/>
    <style:style style:name="T10" style:parent-style-name="DefaultParagraphFont" style:family="text">
      <style:text-properties style:font-name="Courier New" style:font-name-asian="Courier New" style:font-name-complex="Courier New" fo:language="es" fo:country="EC"/>
    </style:style>
    <style:style style:name="P11" style:parent-style-name="Normal" style:family="paragraph">
      <style:text-properties fo:language="es" fo:country="EC"/>
    </style:style>
    <style:style style:name="P12" style:parent-style-name="Normal" style:family="paragraph">
      <style:text-properties fo:language="es" fo:country="EC"/>
    </style:style>
    <style:style style:name="T13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P14" style:parent-style-name="Normal" style:family="paragraph">
      <style:text-properties fo:language="es" fo:country="EC"/>
    </style:style>
    <style:style style:name="T15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P16" style:parent-style-name="Normal" style:family="paragraph">
      <style:text-properties fo:language="es" fo:country="EC"/>
    </style:style>
    <style:style style:name="T17" style:parent-style-name="DefaultParagraphFont" style:family="text">
      <style:text-properties style:font-name="Consolas" style:font-name-asian="Courier New" style:font-name-complex="Consolas" fo:font-size="10pt" style:font-size-asian="10pt" fo:language="es" fo:country="EC"/>
    </style:style>
    <style:style style:name="T18" style:parent-style-name="DefaultParagraphFont" style:family="text">
      <style:text-properties style:font-name="Consolas" style:font-name-asian="Courier New" style:font-name-complex="Consolas" fo:font-size="10pt" style:font-size-asian="10pt" fo:language="es" fo:country="EC"/>
    </style:style>
    <style:style style:name="T19" style:parent-style-name="DefaultParagraphFont" style:family="text">
      <style:text-properties style:font-name="Consolas" style:font-name-asian="Courier New" style:font-name-complex="Consolas" fo:font-size="10pt" style:font-size-asian="10pt" fo:language="es" fo:country="EC"/>
    </style:style>
    <style:style style:name="T20" style:parent-style-name="DefaultParagraphFont" style:family="text">
      <style:text-properties style:font-name="Consolas" style:font-name-asian="Courier New" style:font-name-complex="Consolas" fo:font-size="10pt" style:font-size-asian="10pt" fo:language="es" fo:country="EC"/>
    </style:style>
    <style:style style:name="T21" style:parent-style-name="DefaultParagraphFont" style:family="text">
      <style:text-properties style:font-name="Consolas" style:font-name-asian="Courier New" style:font-name-complex="Consolas" fo:font-size="10pt" style:font-size-asian="10pt" fo:language="es" fo:country="EC"/>
    </style:style>
    <style:style style:name="T22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23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24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25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26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27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28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29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30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31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P32" style:parent-style-name="Normal" style:family="paragraph">
      <style:text-properties style:font-name="Consolas" style:font-name-complex="Consolas" fo:font-size="10pt" style:font-size-asian="10pt"/>
    </style:style>
    <style:style style:name="T33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34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35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36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37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38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P39" style:parent-style-name="Normal" style:family="paragraph">
      <style:text-properties style:font-name="Consolas" style:font-name-complex="Consolas" fo:font-size="10pt" style:font-size-asian="10pt"/>
    </style:style>
    <style:style style:name="T40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P41" style:parent-style-name="Normal" style:family="paragraph">
      <style:text-properties style:font-name="Consolas" style:font-name-complex="Consolas" fo:font-size="10pt" style:font-size-asian="10pt"/>
    </style:style>
    <style:style style:name="T42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43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44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P45" style:parent-style-name="Normal" style:family="paragraph">
      <style:text-properties style:font-name="Consolas" style:font-name-complex="Consolas" fo:font-size="10pt" style:font-size-asian="10pt"/>
    </style:style>
    <style:style style:name="T46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47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P48" style:parent-style-name="Normal" style:family="paragraph">
      <style:text-properties style:font-name="Consolas" style:font-name-complex="Consolas" fo:font-size="10pt" style:font-size-asian="10pt"/>
    </style:style>
    <style:style style:name="T49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P50" style:parent-style-name="Normal" style:family="paragraph">
      <style:text-properties fo:language="es" fo:country="EC"/>
    </style:style>
    <style:style style:name="T51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52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53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57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62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38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48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3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2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313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3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3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392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3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3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429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4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3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470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4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4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495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496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P497" style:parent-style-name="Normal" style:family="paragraph">
      <style:text-properties fo:language="es" fo:country="EC"/>
    </style:style>
    <style:style style:name="P498" style:parent-style-name="Normal" style:family="paragraph">
      <style:text-properties fo:language="es" fo:country="EC"/>
    </style:style>
    <style:style style:name="T499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T500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P501" style:parent-style-name="Normal" style:family="paragraph">
      <style:text-properties fo:language="es" fo:country="EC"/>
    </style:style>
    <style:style style:name="T5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516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5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523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5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527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5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3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544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5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549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5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556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5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594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5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5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598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5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624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6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634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6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642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6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654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6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672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6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6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3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7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800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8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3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8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904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P905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9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915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9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20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921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922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P923" style:parent-style-name="Normal" style:family="paragraph">
      <style:text-properties fo:language="es" fo:country="EC"/>
    </style:style>
    <style:style style:name="P924" style:parent-style-name="Normal" style:family="paragraph">
      <style:text-properties fo:language="es" fo:country="EC"/>
    </style:style>
    <style:style style:name="T925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P926" style:parent-style-name="Normal" style:family="paragraph">
      <style:text-properties fo:language="es" fo:country="EC"/>
    </style:style>
    <style:style style:name="T9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3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961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9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9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31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32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33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34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35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36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37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38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39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40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41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044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0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062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0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075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0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82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83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84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85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086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P1087" style:parent-style-name="Normal" style:family="paragraph">
      <style:text-properties fo:language="es" fo:country="EC"/>
    </style:style>
    <style:style style:name="P1088" style:parent-style-name="Normal" style:family="paragraph">
      <style:text-properties fo:language="es" fo:country="EC"/>
    </style:style>
    <style:style style:name="T1089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P1090" style:parent-style-name="Normal" style:family="paragraph">
      <style:text-properties fo:language="es" fo:country="EC"/>
    </style:style>
    <style:style style:name="T10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095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0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0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106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1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10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111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P1112" style:parent-style-name="Normal" style:family="paragraph">
      <style:text-properties fo:language="es" fo:country="EC"/>
    </style:style>
    <style:style style:name="P1113" style:parent-style-name="Normal" style:family="paragraph">
      <style:text-properties fo:language="es" fo:country="EC"/>
    </style:style>
    <style:style style:name="P1114" style:parent-style-name="Normal" style:family="paragraph">
      <style:text-properties style:font-name="Courier New" style:font-name-asian="Courier New" style:font-name-complex="Courier New" fo:font-weight="bold" style:font-weight-asian="bold" fo:language="es" fo:country="EC"/>
    </style:style>
    <style:style style:name="P1115" style:parent-style-name="Normal" style:family="paragraph">
      <style:text-properties style:font-name="Courier New" style:font-name-asian="Courier New" style:font-name-complex="Courier New" fo:font-weight="bold" style:font-weight-asian="bold" fo:language="es" fo:country="EC"/>
    </style:style>
    <style:style style:name="P1116" style:parent-style-name="Normal" style:family="paragraph">
      <style:text-properties style:font-name="Courier New" style:font-name-asian="Courier New" style:font-name-complex="Courier New" fo:font-weight="bold" style:font-weight-asian="bold" fo:language="es" fo:country="EC"/>
    </style:style>
    <style:style style:name="T1117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P1118" style:parent-style-name="Normal" style:family="paragraph">
      <style:text-properties fo:language="es" fo:country="EC"/>
    </style:style>
    <style:style style:name="T11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120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1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23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P1124" style:parent-style-name="Normal" style:family="paragraph">
      <style:text-properties fo:language="es" fo:country="EC"/>
    </style:style>
    <style:style style:name="T1125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P1126" style:parent-style-name="Normal" style:family="paragraph">
      <style:text-properties style:font-name="Consolas" style:font-name-complex="Consolas" fo:font-size="10pt" style:font-size-asian="10pt"/>
    </style:style>
    <style:style style:name="T1127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28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29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30" style:parent-style-name="DefaultParagraphFont" style:family="text">
      <style:text-properties style:font-name="Consolas" style:font-name-asian="Courier New" style:font-name-complex="Consolas" fo:font-size="10pt" style:font-size-asian="10pt" fo:language="es" fo:country="EC"/>
    </style:style>
    <style:style style:name="T1131" style:parent-style-name="DefaultParagraphFont" style:family="text">
      <style:text-properties style:font-name="Consolas" style:font-name-asian="Courier New" style:font-name-complex="Consolas" fo:font-size="10pt" style:font-size-asian="10pt" fo:language="es" fo:country="EC"/>
    </style:style>
    <style:style style:name="T1132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33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34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35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36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37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38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39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40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41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42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43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44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45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46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147" style:parent-style-name="DefaultParagraphFont" style:family="text">
      <style:text-properties style:font-name="Consolas" style:font-name-asian="Courier New" style:font-name-complex="Consolas" fo:font-size="10pt" style:font-size-asian="10pt" fo:language="es" fo:country="EC"/>
    </style:style>
    <style:style style:name="T1148" style:parent-style-name="DefaultParagraphFont" style:family="text">
      <style:text-properties style:font-name="Consolas" style:font-name-asian="Courier New" style:font-name-complex="Consolas" fo:font-size="10pt" style:font-size-asian="10pt" fo:language="es" fo:country="EC"/>
    </style:style>
    <style:style style:name="P1149" style:parent-style-name="Normal" style:family="paragraph">
      <style:text-properties fo:language="es" fo:country="EC"/>
    </style:style>
    <style:style style:name="T1150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T1151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P1152" style:parent-style-name="Normal" style:family="paragraph">
      <style:text-properties fo:language="es" fo:country="EC"/>
    </style:style>
    <style:style style:name="T11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154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1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158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1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162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P1163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164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165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166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1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1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3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2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3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3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411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4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416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4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419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4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434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P1435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4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484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4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493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4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4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527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5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3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546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5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556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5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565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5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582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5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5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2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2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2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2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2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2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2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3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3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3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3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3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3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3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3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3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3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4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4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6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8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8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8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9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9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9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9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9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9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9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9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9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69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0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0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0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0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0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0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0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0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0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0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1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1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1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1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1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1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1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1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1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1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2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2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2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23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24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25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26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27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28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29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30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31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32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33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34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35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36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37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38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39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40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41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4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4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4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4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4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4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4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4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5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5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5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5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5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5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5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5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5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5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6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6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6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P1763" style:parent-style-name="Normal" style:family="paragraph">
      <style:text-properties style:font-name="Consolas" style:font-name-complex="Consolas" fo:font-size="10pt" style:font-size-asian="10pt" style:font-size-complex="10pt"/>
    </style:style>
    <style:style style:name="T176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6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6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6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6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6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7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7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7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7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7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7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7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77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78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79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80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81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82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83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84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85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86" style:parent-style-name="DefaultParagraphFont" style:family="text">
      <style:text-properties style:font-name="Consolas" style:font-name-asian="Courier New" style:font-name-complex="Consolas" fo:font-size="10pt" style:font-size-asian="10pt" style:font-size-complex="10pt"/>
    </style:style>
    <style:style style:name="T1787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88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89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90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91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92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93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94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95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96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97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98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799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800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801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802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803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804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805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806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807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808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809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T1810" style:parent-style-name="DefaultParagraphFont" style:family="text">
      <style:text-properties style:font-name="Consolas" style:font-name-asian="Courier New" style:font-name-complex="Consolas" fo:font-size="10pt" style:font-size-asian="10pt" style:font-size-complex="10pt" fo:language="es" fo:country="EC"/>
    </style:style>
    <style:style style:name="P1811" style:parent-style-name="Normal" style:family="paragraph">
      <style:text-properties fo:language="es" fo:country="EC"/>
    </style:style>
    <style:style style:name="P1812" style:parent-style-name="Normal" style:family="paragraph">
      <style:text-properties fo:language="es" fo:country="EC"/>
    </style:style>
    <style:style style:name="T1813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P1814" style:parent-style-name="Normal" style:family="paragraph">
      <style:text-properties fo:language="es" fo:country="EC"/>
    </style:style>
    <style:style style:name="T1815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816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817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P1818" style:parent-style-name="Normal" style:family="paragraph">
      <style:text-properties style:font-name="Consolas" style:font-name-complex="Consolas" fo:font-size="10pt" style:font-size-asian="10pt"/>
    </style:style>
    <style:style style:name="T1819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820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821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822" style:parent-style-name="DefaultParagraphFont" style:family="text">
      <style:text-properties style:font-name="Consolas" style:font-name-asian="Courier New" style:font-name-complex="Consolas" fo:font-size="10pt" style:font-size-asian="10pt" fo:language="es" fo:country="EC"/>
    </style:style>
    <style:style style:name="P1823" style:parent-style-name="Normal" style:family="paragraph">
      <style:text-properties fo:language="es" fo:country="EC"/>
    </style:style>
    <style:style style:name="P1824" style:parent-style-name="Normal" style:family="paragraph">
      <style:text-properties fo:language="es" fo:country="EC"/>
    </style:style>
    <style:style style:name="T1825" style:parent-style-name="DefaultParagraphFont" style:family="text">
      <style:text-properties style:font-name="Courier New" style:font-name-asian="Courier New" style:font-name-complex="Courier New" fo:font-weight="bold" style:font-weight-asian="bold" fo:language="es" fo:country="EC"/>
    </style:style>
    <style:style style:name="P1826" style:parent-style-name="Normal" style:family="paragraph">
      <style:text-properties fo:language="es" fo:country="EC"/>
    </style:style>
    <style:style style:name="T1827" style:parent-style-name="DefaultParagraphFont" style:family="text">
      <style:text-properties style:font-name="Consolas" style:font-name-asian="Courier New" style:font-name-complex="Consolas" fo:font-size="10pt" style:font-size-asian="10pt" fo:language="es" fo:country="EC"/>
    </style:style>
    <style:style style:name="T1828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829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830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831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832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P1833" style:parent-style-name="Normal" style:family="paragraph">
      <style:text-properties style:font-name="Consolas" style:font-name-complex="Consolas" fo:font-size="10pt" style:font-size-asian="10pt"/>
    </style:style>
    <style:style style:name="T1834" style:parent-style-name="DefaultParagraphFont" style:family="text">
      <style:text-properties style:font-name="Consolas" style:font-name-asian="Courier New" style:font-name-complex="Consolas" fo:font-size="10pt" style:font-size-asian="10pt"/>
    </style:style>
    <style:style style:name="T1835" style:parent-style-name="DefaultParagraphFont" style:family="text">
      <style:text-properties style:font-name="Consolas" style:font-name-asian="Courier New" style:font-name-complex="Consolas" fo:font-size="10pt" style:font-size-asian="10pt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text:s text:c="2"/></text:span><text:span text:style-name="T5"><text:tab/></text:span><text:span text:style-name="T6">**Conexión del servicio**</text:span></text:p>
      <text:p text:style-name="Normal"/>
      <text:list text:style-name="LFO1" text:continue-numbering="true">
        <text:list-item>
          <text:p text:style-name="P7"><text:span text:style-name="T8">La app necesita al menos 512MB de Memoria por la inclusión del mapa</text:span></text:p>
        </text:list-item>
        <text:list-item>
          <text:p text:style-name="P9"><text:span text:style-name="T10">La conexión a los dispositivos IoT se realiza en el archivo /config/settings.js</text:span></text:p>
        </text:list-item>
      </text:list>
      <text:p text:style-name="P11"/>
      <text:p text:style-name="P12"/>
      <text:p text:style-name="Normal"><text:span text:style-name="T13">1. Se realiza en el archivo app.js</text:span></text:p>
      <text:p text:style-name="P14"/>
      <text:p text:style-name="Normal"><text:span text:style-name="T15">2. Variables requeridas:</text:span></text:p>
      <text:p text:style-name="P16"/>
      <text:p text:style-name="Normal"><text:span text:style-name="T17">var<text:s/></text:span><text:span text:style-name="T18">parseString = require('xml2js').parseString;</text:span></text:p>
      <text:p text:style-name="Normal"><text:span text:style-name="T19">var vincenty = require('node-vincenty');</text:span></text:p>
      <text:p text:style-name="Normal"><text:span text:style-name="T20">var fs = require('fs');</text:span></text:p>
      <text:p text:style-name="Normal"><text:span text:style-name="T21">var argv = require('optimist').argv;</text:span></text:p>
      <text:p text:style-name="Normal"><text:span text:style-name="T22">var mqtt = require('mqtt');</text:span></text:p>
      <text:p text:style-name="Normal"><text:span text:style-name="T23">var http = require('http');</text:span></text:p>
      <text:p text:style-name="Normal"><text:span text:style-name="T24">var settings = require('./config/settings');</text:span></text:p>
      <text:p text:style-name="Normal"><text:span text:style-name="T25">var appI</text:span><text:span text:style-name="T26">nfo = JSON.parse(process.env.VCAP_APPLICATION || "{}");</text:span></text:p>
      <text:p text:style-name="Normal"><text:span text:style-name="T27">var appHost = appInfo.host || "localhost";</text:span></text:p>
      <text:p text:style-name="Normal"><text:span text:style-name="T28">var deviceIndex = (appInfo &amp;&amp; appInfo.instance_index) ? appInfo.instance_index : 0;</text:span></text:p>
      <text:p text:style-name="Normal"><text:span text:style-name="T29">var deviceId = settings.iot_deviceSet[deviceIndex].deviceId;</text:span></text:p>
      <text:p text:style-name="Normal"><text:span text:style-name="T30">var token =<text:s/></text:span><text:span text:style-name="T31">settings.iot_deviceSet[deviceIndex].token;</text:span></text:p>
      <text:p text:style-name="P32"/>
      <text:p text:style-name="Normal"><text:span text:style-name="T33">var iot_server = settings.iot_deviceOrg + ".messaging.internetofthings.ibmcloud.com";</text:span></text:p>
      <text:p text:style-name="Normal"><text:span text:style-name="T34">var iot_port = 1883;</text:span></text:p>
      <text:p text:style-name="Normal"><text:span text:style-name="T35">var iot_username = "use-token-auth";</text:span></text:p>
      <text:p text:style-name="Normal"><text:span text:style-name="T36">var iot_password = token;</text:span></text:p>
      <text:p text:style-name="Normal"><text:span text:style-name="T37">var iot_clientid = "d:" + settings.iot_dev</text:span><text:span text:style-name="T38">iceOrg + ":" + settings.iot_deviceType + ":" + deviceId</text:span></text:p>
      <text:p text:style-name="P39"/>
      <text:p text:style-name="Normal"><text:span text:style-name="T40">var client = mqtt.createClient(1883, iot_server, { clientId: iot_clientid, username: iot_username, password: iot_password });</text:span></text:p>
      <text:p text:style-name="P41"/>
      <text:p text:style-name="Normal"><text:span text:style-name="T42">var DEVICE_COUNT = (argv.count ? argv.count : (process.env.DEVICE_COUNT<text:s/></text:span><text:span text:style-name="T43">|| 1));</text:span></text:p>
      <text:p text:style-name="Normal"><text:span text:style-name="T44">var TELEMETRY_RATE = (argv.rate ? argv.rate : (process.env.TELEMETRY_RATE || 2));</text:span></text:p>
      <text:p text:style-name="P45"/>
      <text:p text:style-name="Normal"><text:span text:style-name="T46">var propertyTopic = "iot-2/cmd/setProperty/fmt/json";</text:span></text:p>
      <text:p text:style-name="Normal"><text:span text:style-name="T47">var telemetryTopic = "iot-2/evt/telemetry/fmt/json";</text:span></text:p>
      <text:p text:style-name="P48"/>
      <text:p text:style-name="Normal"/>
      <text:p text:style-name="Normal"><text:span text:style-name="T49">3. Código para el Mapa:</text:span></text:p>
      <text:p text:style-name="P50"/>
      <text:p text:style-name="Normal"><text:span text:style-name="T51">//////////////////</text:span></text:p>
      <text:p text:style-name="Normal"><text:span text:style-name="T52">// <text:s text:c="5"/>MAP<text:s/></text:span><text:span text:style-name="T53"><text:s text:c="4"/>//</text:span></text:p>
      <text:p text:style-name="Normal"><text:span text:style-name="T54">//////////////////</text:span></text:p>
      <text:p text:style-name="Normal"><text:span text:style-name="T55">var num_nodes = 0;</text:span></text:p>
      <text:p text:style-name="Normal"><text:span text:style-name="T56">var num_edges = 0;</text:span></text:p>
      <text:p text:style-name="P57"/>
      <text:p text:style-name="Normal"><text:span text:style-name="T58">var map = {</text:span></text:p>
      <text:p text:style-name="Normal"><text:span text:style-name="T59"><text:tab/>nodes: {},</text:span></text:p>
      <text:p text:style-name="Normal"><text:span text:style-name="T60"><text:tab/>edges: {}</text:span></text:p>
      <text:soft-page-break/>
      <text:p text:style-name="Normal"><text:span text:style-name="T61">};</text:span></text:p>
      <text:p text:style-name="P62"/>
      <text:p text:style-name="Normal"><text:span text:style-name="T63">function Map(abbr, name, filename) {</text:span></text:p>
      <text:p text:style-name="Normal"><text:span text:style-name="T64"><text:tab/>this.abbr = abbr;</text:span></text:p>
      <text:p text:style-name="Normal"><text:span text:style-name="T65"><text:tab/>this.name = name;</text:span></text:p>
      <text:p text:style-name="Normal"><text:span text:style-name="T66"><text:tab/>this.nodeCount = 0;</text:span></text:p>
      <text:p text:style-name="Normal"><text:span text:style-name="T67"><text:tab/>this.edgeCount = 0;</text:span></text:p>
      <text:p text:style-name="Normal"><text:span text:style-name="T68"><text:tab/>this.nodes = {};</text:span></text:p>
      <text:p text:style-name="Normal"><text:span text:style-name="T69"><text:tab/>this.edges = {};</text:span></text:p>
      <text:p text:style-name="Normal"><text:span text:style-name="T70"><text:tab/>this.loadFromFile(filename);</text:span></text:p>
      <text:p text:style-name="Normal"><text:span text:style-name="T71">}</text:span></text:p>
      <text:p text:style-name="Normal"><text:span text:style-name="T72">Map.prototype.loadFromFile = function(filename) {</text:span></text:p>
      <text:p text:style-name="Normal"><text:span text:style-name="T73"><text:tab/>fs.readFile(filename, (function(map) {</text:span></text:p>
      <text:p text:style-name="Normal"><text:span text:style-name="T74"><text:tab/></text:span><text:span text:style-name="T75"><text:tab/>return function(err, data) {</text:span></text:p>
      <text:p text:style-name="Normal"><text:span text:style-name="T76"><text:tab/></text:span><text:span text:style-name="T77"><text:tab/></text:span><text:span text:style-name="T78"><text:tab/>if (err) throw err;</text:span></text:p>
      <text:p text:style-name="Normal"><text:span text:style-name="T79"><text:tab/></text:span><text:span text:style-name="T80"><text:tab/></text:span><text:span text:style-name="T81"><text:tab/>parseString(data, function(err, result) {</text:span></text:p>
      <text:p text:style-name="Normal"><text:span text:style-name="T82"><text:tab/></text:span><text:span text:style-name="T83"><text:tab/></text:span><text:span text:style-name="T84"><text:tab/></text:span><text:span text:style-name="T85"><text:tab/>console.log("parseString");</text:span></text:p>
      <text:p text:style-name="Normal"><text:span text:style-name="T86"><text:tab/></text:span><text:span text:style-name="T87"><text:tab/></text:span><text:span text:style-name="T88"><text:tab/></text:span><text:span text:style-name="T89"><text:tab/>if (err) throw err;</text:span></text:p>
      <text:p text:style-name="Normal"><text:span text:style-name="T90"><text:tab/></text:span><text:span text:style-name="T91"><text:tab/></text:span><text:span text:style-name="T92"><text:tab/></text:span><text:span text:style-name="T93"><text:tab/>map.createMapFromJSON(result);</text:span></text:p>
      <text:p text:style-name="Normal"><text:span text:style-name="T94"><text:tab/></text:span><text:span text:style-name="T95"><text:tab/></text:span><text:span text:style-name="T96"><text:tab/></text:span><text:span text:style-name="T97"><text:tab/>setTimeout(mapLoaded, 5000);</text:span></text:p>
      <text:p text:style-name="Normal"><text:span text:style-name="T98"><text:tab/></text:span><text:span text:style-name="T99"><text:tab/></text:span><text:span text:style-name="T100"><text:tab/>});</text:span></text:p>
      <text:p text:style-name="Normal"><text:span text:style-name="T101"><text:tab/></text:span><text:span text:style-name="T102"><text:tab/>}</text:span></text:p>
      <text:p text:style-name="Normal"><text:span text:style-name="T103"><text:tab/>})(this));</text:span></text:p>
      <text:p text:style-name="Normal"><text:span text:style-name="T104">}</text:span></text:p>
      <text:p text:style-name="Normal"><text:span text:style-name="T105">Map.prototype.createMapFromJSON = function(json) {</text:span></text:p>
      <text:p text:style-name="Normal"><text:span text:style-name="T106"><text:tab/>console.log("createMapFromJSON");</text:span></text:p>
      <text:p text:style-name="Normal"><text:span text:style-name="T107"><text:tab/>for (var i in json.osm.node) {</text:span></text:p>
      <text:p text:style-name="Normal"><text:span text:style-name="T108"><text:tab/></text:span><text:span text:style-name="T109"><text:tab/>var n = json.osm.node</text:span><text:span text:style-name="T110">[i];</text:span></text:p>
      <text:p text:style-name="Normal"><text:span text:style-name="T111"><text:tab/></text:span><text:span text:style-name="T112"><text:tab/>this.nodes[n.$.id] = {</text:span></text:p>
      <text:p text:style-name="Normal"><text:span text:style-name="T113"><text:tab/></text:span><text:span text:style-name="T114"><text:tab/></text:span><text:span text:style-name="T115"><text:tab/>id: n.$.id,</text:span></text:p>
      <text:p text:style-name="Normal"><text:span text:style-name="T116"><text:tab/></text:span><text:span text:style-name="T117"><text:tab/></text:span><text:span text:style-name="T118"><text:tab/>lon: parseFloat(n.$.lon),</text:span></text:p>
      <text:p text:style-name="Normal"><text:span text:style-name="T119"><text:tab/></text:span><text:span text:style-name="T120"><text:tab/></text:span><text:span text:style-name="T121"><text:tab/>lat: parseFloat(n.$.lat),</text:span></text:p>
      <text:p text:style-name="Normal"><text:span text:style-name="T122"><text:tab/></text:span><text:span text:style-name="T123"><text:tab/></text:span><text:span text:style-name="T124"><text:tab/>edges: Array()</text:span></text:p>
      <text:p text:style-name="Normal"><text:span text:style-name="T125"><text:tab/></text:span><text:span text:style-name="T126"><text:tab/>}</text:span></text:p>
      <text:p text:style-name="Normal"><text:span text:style-name="T127"><text:tab/></text:span><text:span text:style-name="T128"><text:tab/>this.nodeCount++;</text:span></text:p>
      <text:p text:style-name="Normal"><text:span text:style-name="T129"><text:tab/></text:span><text:span text:style-name="T130"><text:tab/>if (this.nodeCount % 1000 == 0) { console.log("nodes: " + this.nodeCount); }</text:span></text:p>
      <text:p text:style-name="Normal"><text:span text:style-name="T131"><text:tab/>}</text:span></text:p>
      <text:p text:style-name="Normal"><text:span text:style-name="T132"><text:tab/>for (var i in json.osm.way)<text:s/></text:span><text:span text:style-name="T133">{</text:span></text:p>
      <text:p text:style-name="Normal"><text:span text:style-name="T134"><text:tab/></text:span><text:span text:style-name="T135"><text:tab/>var w = json.osm.way[i];</text:span></text:p>
      <text:p text:style-name="Normal"><text:span text:style-name="T136"><text:tab/></text:span><text:span text:style-name="T137"><text:tab/>var wId = w.$.id;</text:span></text:p>
      <text:p text:style-name="P138"/>
      <text:p text:style-name="Normal"><text:span text:style-name="T139"><text:tab/></text:span><text:span text:style-name="T140"><text:tab/>var tags = {};</text:span></text:p>
      <text:p text:style-name="Normal"><text:span text:style-name="T141"><text:tab/></text:span><text:span text:style-name="T142"><text:tab/>for (var j in w.tag) {</text:span></text:p>
      <text:p text:style-name="Normal"><text:span text:style-name="T143"><text:tab/></text:span><text:span text:style-name="T144"><text:tab/></text:span><text:span text:style-name="T145"><text:tab/>tags[w.tag[j].$.k] = w.tag[j].$.v;</text:span></text:p>
      <text:p text:style-name="Normal"><text:span text:style-name="T146"><text:tab/></text:span><text:span text:style-name="T147"><text:tab/>}</text:span></text:p>
      <text:p text:style-name="P148"/>
      <text:p text:style-name="Normal"><text:span text:style-name="T149"><text:tab/></text:span><text:span text:style-name="T150"><text:tab/>var last_ref = null;</text:span></text:p>
      <text:p text:style-name="Normal"><text:span text:style-name="T151"><text:tab/></text:span><text:span text:style-name="T152"><text:tab/>for (var j in w.nd) {</text:span></text:p>
      <text:p text:style-name="Normal"><text:span text:style-name="T153"><text:tab/></text:span><text:span text:style-name="T154"><text:tab/></text:span><text:span text:style-name="T155"><text:tab/>var ref = w.nd[j].$.ref; <text:s/>// node id</text:span></text:p>
      <text:p text:style-name="Normal"><text:span text:style-name="T156"><text:tab/></text:span><text:span text:style-name="T157"><text:tab/></text:span><text:span text:style-name="T158"><text:tab/>if (last_ref) {</text:span></text:p>
      <text:p text:style-name="Normal"><text:span text:style-name="T159"><text:tab/></text:span><text:span text:style-name="T160"><text:tab/></text:span><text:span text:style-name="T161"><text:tab/></text:span><text:span text:style-name="T162"><text:tab/></text:span><text:span text:style-name="T163">//console.log(this.nodes[last_ref], this.nodes[ref]);</text:span></text:p>
      <text:p text:style-name="Normal"><text:span text:style-name="T164"><text:tab/></text:span><text:span text:style-name="T165"><text:tab/></text:span><text:span text:style-name="T166"><text:tab/></text:span><text:span text:style-name="T167"><text:tab/>var res = vincenty.distVincenty(this.nodes[last_ref].lat, this.nodes[last_ref].lon, this.nodes[ref].lat, this.nodes[ref].lon);</text:span></text:p>
      <text:p text:style-name="Normal"><text:span text:style-name="T168"><text:tab/></text:span><text:span text:style-name="T169"><text:tab/></text:span><text:span text:style-name="T170"><text:tab/></text:span><text:span text:style-name="T171"><text:tab/>//console.log(res);</text:span></text:p>
      <text:soft-page-break/>
      <text:p text:style-name="Normal"><text:span text:style-name="T172"><text:tab/></text:span><text:span text:style-name="T173"><text:tab/></text:span><text:span text:style-name="T174"><text:tab/></text:span><text:span text:style-name="T175"><text:tab/>var meters = res.distance;</text:span></text:p>
      <text:p text:style-name="Normal"><text:span text:style-name="T176"><text:tab/></text:span><text:span text:style-name="T177"><text:tab/></text:span><text:span text:style-name="T178"><text:tab/></text:span><text:span text:style-name="T179"><text:tab/>var bearing<text:s/></text:span><text:span text:style-name="T180">= res.initialBearing;</text:span></text:p>
      <text:p text:style-name="Normal"><text:span text:style-name="T181"><text:tab/></text:span><text:span text:style-name="T182"><text:tab/></text:span><text:span text:style-name="T183"><text:tab/></text:span><text:span text:style-name="T184"><text:tab/>if (tags.oneway &amp;&amp; tags.oneway == "yes") {</text:span></text:p>
      <text:p text:style-name="Normal"><text:span text:style-name="T185"><text:tab/></text:span><text:span text:style-name="T186"><text:tab/></text:span><text:span text:style-name="T187"><text:tab/></text:span><text:span text:style-name="T188"><text:tab/></text:span><text:span text:style-name="T189"><text:tab/>var edge = {</text:span></text:p>
      <text:p text:style-name="Normal"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id: wId + "-" + last_ref + "_" + ref,</text:span></text:p>
      <text:p text:style-name="Normal"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type: tags.highway,</text:span></text:p>
      <text:p text:style-name="Normal"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a: last_ref,</text:span></text:p>
      <text:p text:style-name="Normal"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b: ref,</text:span></text:p>
      <text:p text:style-name="Normal"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heading: bearing,</text:span></text:p>
      <text:p text:style-name="Normal"><text:span text:style-name="T220"><text:tab/>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dist: meters</text:span></text:p>
      <text:p text:style-name="Normal"><text:span text:style-name="T226"><text:tab/></text:span><text:span text:style-name="T227"><text:tab/></text:span><text:span text:style-name="T228"><text:tab/></text:span><text:span text:style-name="T229"><text:tab/></text:span><text:span text:style-name="T230"><text:tab/>};</text:span></text:p>
      <text:p text:style-name="Normal"><text:span text:style-name="T231"><text:tab/></text:span><text:span text:style-name="T232"><text:tab/></text:span><text:span text:style-name="T233"><text:tab/></text:span><text:span text:style-name="T234"><text:tab/></text:span><text:span text:style-name="T235"><text:tab/>this.edges</text:span><text:span text:style-name="T236">[edge.id] = edge;</text:span></text:p>
      <text:p text:style-name="Normal"><text:span text:style-name="T237"><text:tab/></text:span><text:span text:style-name="T238"><text:tab/></text:span><text:span text:style-name="T239"><text:tab/></text:span><text:span text:style-name="T240"><text:tab/></text:span><text:span text:style-name="T241"><text:tab/>this.nodes[last_ref].edges.push(edge);</text:span></text:p>
      <text:p text:style-name="Normal"><text:span text:style-name="T242"><text:tab/></text:span><text:span text:style-name="T243"><text:tab/></text:span><text:span text:style-name="T244"><text:tab/></text:span><text:span text:style-name="T245"><text:tab/></text:span><text:span text:style-name="T246"><text:tab/>this.edgeCount++;</text:span></text:p>
      <text:p text:style-name="Normal"><text:span text:style-name="T247"><text:tab/></text:span><text:span text:style-name="T248"><text:tab/></text:span><text:span text:style-name="T249"><text:tab/></text:span><text:span text:style-name="T250"><text:tab/>} else {</text:span></text:p>
      <text:p text:style-name="Normal"><text:span text:style-name="T251"><text:tab/></text:span><text:span text:style-name="T252"><text:tab/></text:span><text:span text:style-name="T253"><text:tab/></text:span><text:span text:style-name="T254"><text:tab/></text:span><text:span text:style-name="T255"><text:tab/>var edgeA = {</text:span></text:p>
      <text:p text:style-name="Normal"><text:span text:style-name="T256"><text:tab/></text:span><text:span text:style-name="T257"><text:tab/></text:span><text:span text:style-name="T258"><text:tab/></text:span><text:span text:style-name="T259"><text:tab/></text:span><text:span text:style-name="T260"><text:tab/></text:span><text:span text:style-name="T261"><text:tab/>id: wId + "-" + last_ref + "_" + ref,</text:span></text:p>
      <text:p text:style-name="Normal"><text:span text:style-name="T262"><text:tab/></text:span><text:span text:style-name="T263"><text:tab/></text:span><text:span text:style-name="T264"><text:tab/></text:span><text:span text:style-name="T265"><text:tab/></text:span><text:span text:style-name="T266"><text:tab/></text:span><text:span text:style-name="T267"><text:tab/>type: tags.highway,</text:span></text:p>
      <text:p text:style-name="Normal"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a: last_ref,</text:span></text:p>
      <text:p text:style-name="Normal"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b: ref,</text:span></text:p>
      <text:p text:style-name="Normal"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heading: bearing,</text:span></text:p>
      <text:p text:style-name="Normal"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dist:<text:s/></text:span><text:span text:style-name="T292">meters</text:span></text:p>
      <text:p text:style-name="Normal"><text:span text:style-name="T293"><text:tab/></text:span><text:span text:style-name="T294"><text:tab/></text:span><text:span text:style-name="T295"><text:tab/></text:span><text:span text:style-name="T296"><text:tab/></text:span><text:span text:style-name="T297"><text:tab/>}</text:span></text:p>
      <text:p text:style-name="Normal"><text:span text:style-name="T298"><text:tab/></text:span><text:span text:style-name="T299"><text:tab/></text:span><text:span text:style-name="T300"><text:tab/></text:span><text:span text:style-name="T301"><text:tab/></text:span><text:span text:style-name="T302"><text:tab/>this.edges[edgeA.id] = edgeA;</text:span></text:p>
      <text:p text:style-name="Normal"><text:span text:style-name="T303"><text:tab/></text:span><text:span text:style-name="T304"><text:tab/></text:span><text:span text:style-name="T305"><text:tab/></text:span><text:span text:style-name="T306"><text:tab/></text:span><text:span text:style-name="T307"><text:tab/>this.nodes[last_ref].edges.push(edgeA);</text:span></text:p>
      <text:p text:style-name="Normal"><text:span text:style-name="T308"><text:tab/></text:span><text:span text:style-name="T309"><text:tab/></text:span><text:span text:style-name="T310"><text:tab/></text:span><text:span text:style-name="T311"><text:tab/></text:span><text:span text:style-name="T312"><text:tab/>this.edgeCount++;</text:span></text:p>
      <text:p text:style-name="P313"/>
      <text:p text:style-name="Normal"><text:span text:style-name="T314"><text:tab/></text:span><text:span text:style-name="T315"><text:tab/></text:span><text:span text:style-name="T316"><text:tab/></text:span><text:span text:style-name="T317"><text:tab/></text:span><text:span text:style-name="T318"><text:tab/>var edgeB = {</text:span></text:p>
      <text:p text:style-name="Normal"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id: wId + "-" + ref + "_" + last_ref,</text:span></text:p>
      <text:p text:style-name="Normal"><text:span text:style-name="T325"><text:tab/></text:span><text:span text:style-name="T326"><text:tab/></text:span><text:span text:style-name="T327"><text:tab/></text:span><text:span text:style-name="T328"><text:tab/></text:span><text:span text:style-name="T329"><text:tab/></text:span><text:span text:style-name="T330"><text:tab/>type: tags.highway,</text:span></text:p>
      <text:p text:style-name="Normal"><text:span text:style-name="T331"><text:tab/></text:span><text:span text:style-name="T332"><text:tab/></text:span><text:span text:style-name="T333"><text:tab/></text:span><text:span text:style-name="T334"><text:tab/></text:span><text:span text:style-name="T335"><text:tab/></text:span><text:span text:style-name="T336"><text:tab/>a: ref,</text:span></text:p>
      <text:p text:style-name="Normal"><text:span text:style-name="T337"><text:tab/></text:span><text:span text:style-name="T338"><text:tab/></text:span><text:span text:style-name="T339"><text:tab/></text:span><text:span text:style-name="T340"><text:tab/></text:span><text:span text:style-name="T341"><text:tab/></text:span><text:span text:style-name="T342"><text:tab/>b: last_ref,</text:span></text:p>
      <text:p text:style-name="Normal"><text:span text:style-name="T343"><text:tab/></text:span><text:span text:style-name="T344"><text:tab/></text:span><text:span text:style-name="T345"><text:tab/></text:span><text:span text:style-name="T346"><text:tab/></text:span><text:span text:style-name="T347"><text:tab/></text:span><text:span text:style-name="T348"><text:tab/>heading: (</text:span><text:span text:style-name="T349">bearing &lt; 180 ? bearing + 180 : bearing - 180),</text:span></text:p>
      <text:p text:style-name="Normal"><text:span text:style-name="T350"><text:tab/></text:span><text:span text:style-name="T351"><text:tab/></text:span><text:span text:style-name="T352"><text:tab/></text:span><text:span text:style-name="T353"><text:tab/></text:span><text:span text:style-name="T354"><text:tab/></text:span><text:span text:style-name="T355"><text:tab/>dist: meters</text:span></text:p>
      <text:p text:style-name="Normal"><text:span text:style-name="T356"><text:tab/></text:span><text:span text:style-name="T357"><text:tab/></text:span><text:span text:style-name="T358"><text:tab/></text:span><text:span text:style-name="T359"><text:tab/></text:span><text:span text:style-name="T360"><text:tab/>}</text:span></text:p>
      <text:p text:style-name="Normal"><text:span text:style-name="T361"><text:tab/></text:span><text:span text:style-name="T362"><text:tab/></text:span><text:span text:style-name="T363"><text:tab/></text:span><text:span text:style-name="T364"><text:tab/></text:span><text:span text:style-name="T365"><text:tab/>this.edges[edgeB.id] = edgeB;</text:span></text:p>
      <text:p text:style-name="Normal"><text:span text:style-name="T366"><text:tab/></text:span><text:span text:style-name="T367"><text:tab/></text:span><text:span text:style-name="T368"><text:tab/></text:span><text:span text:style-name="T369"><text:tab/></text:span><text:span text:style-name="T370"><text:tab/>this.nodes[ref].edges.push(edgeB);</text:span></text:p>
      <text:p text:style-name="Normal"><text:span text:style-name="T371"><text:tab/></text:span><text:span text:style-name="T372"><text:tab/></text:span><text:span text:style-name="T373"><text:tab/></text:span><text:span text:style-name="T374"><text:tab/></text:span><text:span text:style-name="T375"><text:tab/>this.edgeCount++;</text:span></text:p>
      <text:p text:style-name="Normal"><text:span text:style-name="T376"><text:tab/></text:span><text:span text:style-name="T377"><text:tab/></text:span><text:span text:style-name="T378"><text:tab/></text:span><text:span text:style-name="T379"><text:tab/>}</text:span></text:p>
      <text:p text:style-name="Normal"><text:span text:style-name="T380"><text:tab/></text:span><text:span text:style-name="T381"><text:tab/></text:span><text:span text:style-name="T382"><text:tab/>}</text:span></text:p>
      <text:p text:style-name="Normal"><text:span text:style-name="T383"><text:tab/></text:span><text:span text:style-name="T384"><text:tab/></text:span><text:span text:style-name="T385"><text:tab/>last_ref = ref;</text:span></text:p>
      <text:p text:style-name="Normal"><text:span text:style-name="T386"><text:tab/></text:span><text:span text:style-name="T387"><text:tab/>}</text:span></text:p>
      <text:p text:style-name="Normal"><text:span text:style-name="T388"><text:tab/></text:span><text:span text:style-name="T389"><text:tab/>if (this.edgeCount % 1000 == 0) {<text:s/></text:span><text:span text:style-name="T390">console.log("edges: " + this.edgeCount); }</text:span></text:p>
      <text:p text:style-name="Normal"><text:span text:style-name="T391"><text:tab/>}</text:span></text:p>
      <text:p text:style-name="P392"/>
      <text:p text:style-name="Normal"><text:span text:style-name="T393"><text:tab/>var del = 0;</text:span></text:p>
      <text:p text:style-name="Normal"><text:span text:style-name="T394"><text:tab/>for (var i in this.nodes) {</text:span></text:p>
      <text:p text:style-name="Normal"><text:span text:style-name="T395"><text:tab/></text:span><text:span text:style-name="T396"><text:tab/>var n = this.nodes[i];</text:span></text:p>
      <text:p text:style-name="Normal"><text:span text:style-name="T397"><text:tab/></text:span><text:span text:style-name="T398"><text:tab/>var count = 0;</text:span></text:p>
      <text:p text:style-name="Normal"><text:span text:style-name="T399"><text:tab/></text:span><text:span text:style-name="T400"><text:tab/>for (var j in n.edges) {</text:span></text:p>
      <text:p text:style-name="Normal"><text:span text:style-name="T401"><text:tab/></text:span><text:span text:style-name="T402"><text:tab/></text:span><text:span text:style-name="T403"><text:tab/>if (this.nodes[n.edges[j].b]) {</text:span></text:p>
      <text:p text:style-name="Normal"><text:span text:style-name="T404"><text:tab/></text:span><text:span text:style-name="T405"><text:tab/></text:span><text:span text:style-name="T406"><text:tab/></text:span><text:span text:style-name="T407"><text:tab/>count++;</text:span></text:p>
      <text:p text:style-name="Normal"><text:span text:style-name="T408"><text:tab/></text:span><text:span text:style-name="T409"><text:tab/></text:span><text:span text:style-name="T410"><text:tab/>}</text:span></text:p>
      <text:soft-page-break/>
      <text:p text:style-name="Normal"><text:span text:style-name="T411"><text:tab/></text:span><text:span text:style-name="T412"><text:tab/>}</text:span></text:p>
      <text:p text:style-name="Normal"><text:span text:style-name="T413"><text:tab/></text:span><text:span text:style-name="T414"><text:tab/>if (count == 0) {</text:span></text:p>
      <text:p text:style-name="Normal"><text:span text:style-name="T415"><text:tab/></text:span><text:span text:style-name="T416"><text:tab/></text:span><text:span text:style-name="T417"><text:tab/>delete this.nodes</text:span><text:span text:style-name="T418">[i];</text:span></text:p>
      <text:p text:style-name="Normal"><text:span text:style-name="T419"><text:tab/></text:span><text:span text:style-name="T420"><text:tab/></text:span><text:span text:style-name="T421"><text:tab/>del++;</text:span></text:p>
      <text:p text:style-name="Normal"><text:span text:style-name="T422"><text:tab/></text:span><text:span text:style-name="T423"><text:tab/></text:span><text:span text:style-name="T424"><text:tab/>this.nodeCount--;</text:span></text:p>
      <text:p text:style-name="Normal"><text:span text:style-name="T425"><text:tab/></text:span><text:span text:style-name="T426"><text:tab/>}</text:span></text:p>
      <text:p text:style-name="Normal"><text:span text:style-name="T427"><text:tab/>}</text:span></text:p>
      <text:p text:style-name="Normal"><text:span text:style-name="T428"><text:tab/>//console.log("deleted " + del + " nodes");</text:span></text:p>
      <text:p text:style-name="P429"/>
      <text:p text:style-name="Normal"><text:span text:style-name="T430"><text:tab/>//this.publishData();</text:span></text:p>
      <text:p text:style-name="Normal"><text:span text:style-name="T431"><text:tab/>this.print();</text:span></text:p>
      <text:p text:style-name="Normal"><text:span text:style-name="T432">}</text:span></text:p>
      <text:p text:style-name="Normal"><text:span text:style-name="T433">Map.prototype.print = function() {</text:span></text:p>
      <text:p text:style-name="Normal"><text:span text:style-name="T434"><text:tab/>/*</text:span></text:p>
      <text:p text:style-name="Normal"><text:span text:style-name="T435"><text:tab/>fs.writeFile("map_nodes.txt", JSON.stringify(this.nodes, null, 4), function(err) {</text:span></text:p>
      <text:p text:style-name="Normal"><text:span text:style-name="T436"><text:tab/></text:span><text:span text:style-name="T437"><text:tab/>if</text:span><text:span text:style-name="T438">(err) {</text:span></text:p>
      <text:p text:style-name="Normal"><text:span text:style-name="T439"><text:tab/></text:span><text:span text:style-name="T440"><text:tab/></text:span><text:span text:style-name="T441"><text:tab/>console.log(err);</text:span></text:p>
      <text:p text:style-name="Normal"><text:span text:style-name="T442"><text:tab/></text:span><text:span text:style-name="T443"><text:tab/>} else {</text:span></text:p>
      <text:p text:style-name="Normal"><text:span text:style-name="T444"><text:tab/></text:span><text:span text:style-name="T445"><text:tab/></text:span><text:span text:style-name="T446"><text:tab/>console.log("nodes saved to map_nodes.txt");</text:span></text:p>
      <text:p text:style-name="Normal"><text:span text:style-name="T447"><text:tab/></text:span><text:span text:style-name="T448"><text:tab/>}</text:span></text:p>
      <text:p text:style-name="Normal"><text:span text:style-name="T449"><text:tab/>});</text:span></text:p>
      <text:p text:style-name="Normal"><text:span text:style-name="T450"><text:tab/>fs.writeFile("map_edges.txt", JSON.stringify(this.edges, null, 4), function(err) {</text:span></text:p>
      <text:p text:style-name="Normal"><text:span text:style-name="T451"><text:tab/></text:span><text:span text:style-name="T452"><text:tab/>if(err) {</text:span></text:p>
      <text:p text:style-name="Normal"><text:span text:style-name="T453"><text:tab/></text:span><text:span text:style-name="T454"><text:tab/></text:span><text:span text:style-name="T455"><text:tab/>console.log(err);</text:span></text:p>
      <text:p text:style-name="Normal"><text:span text:style-name="T456"><text:tab/></text:span><text:span text:style-name="T457"><text:tab/>} else {</text:span></text:p>
      <text:p text:style-name="Normal"><text:span text:style-name="T458"><text:tab/></text:span><text:span text:style-name="T459"><text:tab/></text:span><text:span text:style-name="T460"><text:tab/>console.log("edges saved to<text:s/></text:span><text:span text:style-name="T461">map_edges.txt");</text:span></text:p>
      <text:p text:style-name="Normal"><text:span text:style-name="T462"><text:tab/></text:span><text:span text:style-name="T463"><text:tab/>}</text:span></text:p>
      <text:p text:style-name="Normal"><text:span text:style-name="T464"><text:tab/>});</text:span></text:p>
      <text:p text:style-name="Normal"><text:span text:style-name="T465"><text:tab/>*/</text:span></text:p>
      <text:p text:style-name="Normal"><text:span text:style-name="T466"><text:tab/>console.log("loaded map!");</text:span></text:p>
      <text:p text:style-name="Normal"><text:span text:style-name="T467"><text:tab/>console.log("num_edges = " + this.edgeCount);</text:span></text:p>
      <text:p text:style-name="Normal"><text:span text:style-name="T468"><text:tab/>console.log("num_nodes = " + this.nodeCount);</text:span></text:p>
      <text:p text:style-name="Normal"><text:span text:style-name="T469">}</text:span></text:p>
      <text:p text:style-name="P470"/>
      <text:p text:style-name="Normal"><text:span text:style-name="T471">Map.prototype.publishData = function() {</text:span></text:p>
      <text:p text:style-name="Normal"><text:span text:style-name="T472"><text:tab/>//var topic = topicPrefix + "map/"+this.abbr;</text:span></text:p>
      <text:p text:style-name="Normal"><text:span text:style-name="T473"><text:tab/>var payload</text:span><text:span text:style-name="T474"><text:s/>= JSON.stringify({</text:span></text:p>
      <text:p text:style-name="Normal"><text:span text:style-name="T475"><text:tab/></text:span><text:span text:style-name="T476"><text:tab/>name: this.name,</text:span></text:p>
      <text:p text:style-name="Normal"><text:span text:style-name="T477"><text:tab/></text:span><text:span text:style-name="T478"><text:tab/>abbr: this.abbr,</text:span></text:p>
      <text:p text:style-name="Normal"><text:span text:style-name="T479"><text:tab/></text:span><text:span text:style-name="T480"><text:tab/>nodeCount: this.nodeCount,</text:span></text:p>
      <text:p text:style-name="Normal"><text:span text:style-name="T481"><text:tab/></text:span><text:span text:style-name="T482"><text:tab/>edgeCount: this.edgeCount,</text:span></text:p>
      <text:p text:style-name="Normal"><text:span text:style-name="T483"><text:tab/></text:span><text:span text:style-name="T484"><text:tab/>nodes: this.nodes,</text:span></text:p>
      <text:p text:style-name="Normal"><text:span text:style-name="T485"><text:tab/></text:span><text:span text:style-name="T486"><text:tab/>edges: this.edges</text:span></text:p>
      <text:p text:style-name="Normal"><text:span text:style-name="T487"><text:tab/>});</text:span></text:p>
      <text:p text:style-name="Normal"><text:span text:style-name="T488"><text:tab/>var b64 = new Buffer(payload).toString('base64');</text:span></text:p>
      <text:p text:style-name="Normal"><text:span text:style-name="T489"><text:tab/>//console.log("publish : " + topic + " : "</text:span><text:span text:style-name="T490"><text:s/>+ b64);</text:span></text:p>
      <text:p text:style-name="Normal"><text:span text:style-name="T491"><text:tab/>console.log(b64);</text:span></text:p>
      <text:p text:style-name="Normal"><text:span text:style-name="T492"><text:tab/>console.log("length = " + b64.length);</text:span></text:p>
      <text:p text:style-name="Normal"><text:span text:style-name="T493"><text:tab/>//client.publish(topicPrefix + "map/"+ this.abbr, b64, { qos: 1, retain: true });</text:span></text:p>
      <text:p text:style-name="Normal"><text:span text:style-name="T494">}</text:span></text:p>
      <text:p text:style-name="P495"/>
      <text:p text:style-name="Normal"><text:span text:style-name="T496">var quito_map = new Map("quito", "QUITO", "maps/Quito.osm");</text:span></text:p>
      <text:p text:style-name="P497"/>
      <text:p text:style-name="P498"/>
      <text:p text:style-name="Normal"><text:span text:style-name="T499">4. Código para incluir a los<text:s/></text:span><text:span text:style-name="T500">dispositivos:</text:span></text:p>
      <text:p text:style-name="P501"/>
      <text:p text:style-name="Normal"><text:span text:style-name="T502">function Device(id, suffix) {</text:span></text:p>
      <text:p text:style-name="Normal"><text:span text:style-name="T503"><text:tab/>this.id = id;</text:span></text:p>
      <text:p text:style-name="Normal"><text:span text:style-name="T504"><text:tab/>this.suffix = suffix;</text:span></text:p>
      <text:p text:style-name="Normal"><text:span text:style-name="T505"><text:tab/>this.name = "Dispositivo: " + id + suffix;</text:span></text:p>
      <text:p text:style-name="Normal"><text:span text:style-name="T506"><text:tab/>this.map = quito_map;</text:span></text:p>
      <text:p text:style-name="Normal"><text:span text:style-name="T507"><text:tab/>this.speed = null;</text:span></text:p>
      <text:p text:style-name="Normal"><text:span text:style-name="T508"><text:tab/>this.state = "normal";</text:span></text:p>
      <text:p text:style-name="Normal"><text:span text:style-name="T509"><text:tab/>this.description = "En línea";</text:span></text:p>
      <text:p text:style-name="Normal"><text:span text:style-name="T510"><text:tab/>this.type = "phone";</text:span></text:p>
      <text:p text:style-name="Normal"><text:span text:style-name="T511"><text:tab/>this.cu</text:span><text:span text:style-name="T512">stomProps = {</text:span></text:p>
      <text:p text:style-name="Normal"><text:span text:style-name="T513"><text:tab/></text:span><text:span text:style-name="T514"><text:tab/>turnSignal: "ON"</text:span></text:p>
      <text:p text:style-name="Normal"><text:span text:style-name="T515"><text:tab/>},</text:span></text:p>
      <text:p text:style-name="P516"/>
      <text:p text:style-name="Normal"><text:span text:style-name="T517"><text:tab/>this.geo = {</text:span></text:p>
      <text:p text:style-name="Normal"><text:span text:style-name="T518"><text:tab/></text:span><text:span text:style-name="T519"><text:tab/>lon: 0,</text:span></text:p>
      <text:p text:style-name="Normal"><text:span text:style-name="T520"><text:tab/></text:span><text:span text:style-name="T521"><text:tab/>lat: 0</text:span></text:p>
      <text:p text:style-name="Normal"><text:span text:style-name="T522"><text:tab/>}</text:span></text:p>
      <text:p text:style-name="P523"/>
      <text:p text:style-name="Normal"><text:span text:style-name="T524"><text:tab/>this.currentEdge = null;</text:span></text:p>
      <text:p text:style-name="Normal"><text:span text:style-name="T525"><text:tab/>this.perc = 0; <text:s/>// % of edge travelled</text:span></text:p>
      <text:p text:style-name="Normal"><text:span text:style-name="T526"><text:tab/>this.lastUpdateTime = null;</text:span></text:p>
      <text:p text:style-name="P527"/>
      <text:p text:style-name="Normal"><text:span text:style-name="T528"><text:tab/>this.setSpeed(120);</text:span></text:p>
      <text:p text:style-name="Normal"><text:span text:style-name="T529"><text:tab/>this.frame = 0;</text:span></text:p>
      <text:p text:style-name="Normal"><text:span text:style-name="T530">}</text:span></text:p>
      <text:p text:style-name="Normal"><text:span text:style-name="T531">Device.prototype.drive = function() {</text:span></text:p>
      <text:p text:style-name="Normal"><text:span text:style-name="T532"><text:tab/></text:span><text:span text:style-name="T533">this.frame++;</text:span></text:p>
      <text:p text:style-name="Normal"><text:span text:style-name="T534"><text:tab/>if (!this.currentEdge) {</text:span></text:p>
      <text:p text:style-name="Normal"><text:span text:style-name="T535"><text:tab/></text:span><text:span text:style-name="T536"><text:tab/>this.setStartingEdge();</text:span></text:p>
      <text:p text:style-name="Normal"><text:span text:style-name="T537"><text:tab/>} else {</text:span></text:p>
      <text:p text:style-name="Normal"><text:span text:style-name="T538"><text:tab/></text:span><text:span text:style-name="T539"><text:tab/>//console.log("update " + this.name);</text:span></text:p>
      <text:p text:style-name="Normal"><text:span text:style-name="T540"><text:tab/></text:span><text:span text:style-name="T541"><text:tab/>this.update();</text:span></text:p>
      <text:p text:style-name="Normal"><text:span text:style-name="T542"><text:tab/>}</text:span></text:p>
      <text:p text:style-name="Normal"><text:span text:style-name="T543">}</text:span></text:p>
      <text:p text:style-name="P544"/>
      <text:p text:style-name="Normal"><text:span text:style-name="T545">Device.prototype.update = function() {</text:span></text:p>
      <text:p text:style-name="Normal"><text:span text:style-name="T546"><text:tab/>var delta = (new Date()).getTime() - this.lastUpdateTime;</text:span></text:p>
      <text:p text:style-name="Normal"><text:span text:style-name="T547"><text:tab/></text:span><text:span text:style-name="T548">//console.log("delta = " + delta);</text:span></text:p>
      <text:p text:style-name="P549"/>
      <text:p text:style-name="Normal"><text:span text:style-name="T550"><text:tab/>// move car 'delta' milliseconds</text:span></text:p>
      <text:p text:style-name="Normal"><text:span text:style-name="T551"><text:tab/>// speed (m/s) = speed (km/hr) * 3600 / 1000</text:span></text:p>
      <text:p text:style-name="Normal"><text:span text:style-name="T552"><text:tab/>// dist (m) = speed (m/s) * (delta / 1000)</text:span></text:p>
      <text:p text:style-name="Normal"><text:span text:style-name="T553"><text:tab/>var dist_to_move = (this.speed * (1000 / 3600)) * (delta / 1000);</text:span></text:p>
      <text:p text:style-name="Normal"><text:span text:style-name="T554"><text:tab/>//console.log("updating devi</text:span><text:span text:style-name="T555">ce: distance remaining = " + dist_to_move);</text:span></text:p>
      <text:p text:style-name="P556"/>
      <text:p text:style-name="Normal"><text:span text:style-name="T557"><text:tab/>while (dist_to_move &gt; 0) {</text:span></text:p>
      <text:p text:style-name="Normal"><text:span text:style-name="T558"><text:tab/></text:span><text:span text:style-name="T559"><text:tab/>var dist_remaining_on_edge = (1.0 - this.perc) * this.currentEdge.dist;</text:span></text:p>
      <text:p text:style-name="Normal"><text:span text:style-name="T560"><text:tab/></text:span><text:span text:style-name="T561"><text:tab/>if (dist_to_move &gt; dist_remaining_on_edge) {</text:span></text:p>
      <text:p text:style-name="Normal"><text:span text:style-name="T562"><text:tab/></text:span><text:span text:style-name="T563"><text:tab/></text:span><text:span text:style-name="T564"><text:tab/>// finished an edge! get a new edge and keep going</text:span></text:p>
      <text:p text:style-name="Normal"><text:span text:style-name="T565"><text:tab/></text:span><text:span text:style-name="T566"><text:tab/></text:span><text:span text:style-name="T567"><text:tab/></text:span><text:span text:style-name="T568">//console.log("finished an edge! distance remaining = " +<text:s/></text:span><text:soft-page-break/><text:span text:style-name="T569">dist_to_move);</text:span></text:p>
      <text:p text:style-name="Normal"><text:span text:style-name="T570"><text:tab/></text:span><text:span text:style-name="T571"><text:tab/></text:span><text:span text:style-name="T572"><text:tab/>dist_to_move -= dist_remaining_on_edge;</text:span></text:p>
      <text:p text:style-name="Normal"><text:span text:style-name="T573"><text:tab/></text:span><text:span text:style-name="T574"><text:tab/></text:span><text:span text:style-name="T575"><text:tab/>this.setNextEdge();</text:span></text:p>
      <text:p text:style-name="Normal"><text:span text:style-name="T576"><text:tab/></text:span><text:span text:style-name="T577"><text:tab/>} else {</text:span></text:p>
      <text:p text:style-name="Normal"><text:span text:style-name="T578"><text:tab/></text:span><text:span text:style-name="T579"><text:tab/></text:span><text:span text:style-name="T580"><text:tab/>// didn't finish an edge, update perc</text:span></text:p>
      <text:p text:style-name="Normal"><text:span text:style-name="T581"><text:tab/></text:span><text:span text:style-name="T582"><text:tab/></text:span><text:span text:style-name="T583"><text:tab/>this.perc += (dist_to_move / this.currentEdge.dist);</text:span></text:p>
      <text:p text:style-name="Normal"><text:span text:style-name="T584"><text:tab/></text:span><text:span text:style-name="T585"><text:tab/></text:span><text:span text:style-name="T586"><text:tab/>dist_t</text:span><text:span text:style-name="T587">o_move = 0;</text:span></text:p>
      <text:p text:style-name="Normal"><text:span text:style-name="T588"><text:tab/></text:span><text:span text:style-name="T589"><text:tab/></text:span><text:span text:style-name="T590"><text:tab/>//console.log("didn't finish, perc = " + this.perc);</text:span></text:p>
      <text:p text:style-name="Normal"><text:span text:style-name="T591"><text:tab/></text:span><text:span text:style-name="T592"><text:tab/>}</text:span></text:p>
      <text:p text:style-name="Normal"><text:span text:style-name="T593"><text:tab/>}</text:span></text:p>
      <text:p text:style-name="P594"/>
      <text:p text:style-name="Normal"><text:span text:style-name="T595"><text:tab/>this.updatePosition();</text:span></text:p>
      <text:p text:style-name="Normal"><text:span text:style-name="T596"><text:tab/>this.lastUpdateTime = (new Date()).getTime();</text:span></text:p>
      <text:p text:style-name="Normal"><text:span text:style-name="T597">}</text:span></text:p>
      <text:p text:style-name="P598"/>
      <text:p text:style-name="Normal"><text:span text:style-name="T599">Device.prototype.getPublishPayload = function() {</text:span></text:p>
      <text:p text:style-name="Normal"><text:span text:style-name="T600"><text:tab/>return {</text:span></text:p>
      <text:p text:style-name="Normal"><text:span text:style-name="T601"><text:tab/></text:span><text:span text:style-name="T602"><text:tab/>id: this.id + this.suffix,</text:span></text:p>
      <text:p text:style-name="Normal"><text:span text:style-name="T603"><text:tab/></text:span><text:span text:style-name="T604"><text:tab/>name: this.name</text:span><text:span text:style-name="T605">,</text:span></text:p>
      <text:p text:style-name="Normal"><text:span text:style-name="T606"><text:tab/></text:span><text:span text:style-name="T607"><text:tab/>lng: this.geo.lon.toString(),</text:span></text:p>
      <text:p text:style-name="Normal"><text:span text:style-name="T608"><text:tab/></text:span><text:span text:style-name="T609"><text:tab/>lat: this.geo.lat.toString(),</text:span></text:p>
      <text:p text:style-name="Normal"><text:span text:style-name="T610"><text:tab/></text:span><text:span text:style-name="T611"><text:tab/>heading: this.currentEdge.heading,</text:span></text:p>
      <text:p text:style-name="Normal"><text:span text:style-name="T612"><text:tab/></text:span><text:span text:style-name="T613"><text:tab/>speed: this.speed,</text:span></text:p>
      <text:p text:style-name="Normal"><text:span text:style-name="T614"><text:tab/></text:span><text:span text:style-name="T615"><text:tab/>state: this.state,</text:span></text:p>
      <text:p text:style-name="Normal"><text:span text:style-name="T616"><text:tab/></text:span><text:span text:style-name="T617"><text:tab/>description: this.description,</text:span></text:p>
      <text:p text:style-name="Normal"><text:span text:style-name="T618"><text:tab/></text:span><text:span text:style-name="T619"><text:tab/>type: this.type,</text:span></text:p>
      <text:p text:style-name="Normal"><text:span text:style-name="T620"><text:tab/></text:span><text:span text:style-name="T621"><text:tab/>customProps: this.customProps</text:span></text:p>
      <text:p text:style-name="Normal"><text:span text:style-name="T622"><text:tab/>};</text:span></text:p>
      <text:p text:style-name="Normal"><text:span text:style-name="T623">}</text:span></text:p>
      <text:p text:style-name="P624"/>
      <text:p text:style-name="Normal"><text:span text:style-name="T625">Device.prototype.setSpeed = function(val) {</text:span></text:p>
      <text:p text:style-name="Normal"><text:span text:style-name="T626"><text:tab/>// speed = km/hr</text:span></text:p>
      <text:p text:style-name="Normal"><text:span text:style-name="T627"><text:tab/>if (val &gt;= 0 &amp;&amp; val &lt;= 120) {</text:span></text:p>
      <text:p text:style-name="Normal"><text:span text:style-name="T628"><text:tab/></text:span><text:span text:style-name="T629"><text:tab/>console.log("setting speed to " + val);</text:span></text:p>
      <text:p text:style-name="Normal"><text:span text:style-name="T630"><text:tab/></text:span><text:span text:style-name="T631"><text:tab/>this.speed = val;</text:span></text:p>
      <text:p text:style-name="Normal"><text:span text:style-name="T632"><text:tab/>}</text:span></text:p>
      <text:p text:style-name="Normal"><text:span text:style-name="T633">}</text:span></text:p>
      <text:p text:style-name="P634"/>
      <text:p text:style-name="Normal"><text:span text:style-name="T635">Device.prototype.setTurnSignal = function(val) {</text:span></text:p>
      <text:p text:style-name="Normal"><text:span text:style-name="T636"><text:tab/>if (val == "LEFT" || val == "NONE" || val ==<text:s/></text:span><text:span text:style-name="T637">"RIGHT" || val == "ON") {</text:span></text:p>
      <text:p text:style-name="Normal"><text:span text:style-name="T638"><text:tab/></text:span><text:span text:style-name="T639"><text:tab/>this.customProps.turnSignal = val;</text:span></text:p>
      <text:p text:style-name="Normal"><text:span text:style-name="T640"><text:tab/>}</text:span></text:p>
      <text:p text:style-name="Normal"><text:span text:style-name="T641">}</text:span></text:p>
      <text:p text:style-name="P642"/>
      <text:p text:style-name="Normal"><text:span text:style-name="T643">Device.prototype.setStartingEdge = function() {</text:span></text:p>
      <text:p text:style-name="Normal"><text:span text:style-name="T644"><text:tab/>var keys = [];</text:span></text:p>
      <text:p text:style-name="Normal"><text:span text:style-name="T645"><text:tab/>for (var i in this.map.edges) {</text:span></text:p>
      <text:p text:style-name="Normal"><text:span text:style-name="T646"><text:tab/></text:span><text:span text:style-name="T647"><text:tab/>keys.push(i);</text:span></text:p>
      <text:p text:style-name="Normal"><text:span text:style-name="T648"><text:tab/>}</text:span></text:p>
      <text:p text:style-name="Normal"><text:span text:style-name="T649"><text:tab/>this.currentEdge = this.map.edges[keys[Math.floor(Math.random() * keys</text:span><text:span text:style-name="T650">.length)]];</text:span></text:p>
      <text:p text:style-name="Normal"><text:span text:style-name="T651"><text:tab/>this.perc = 0;</text:span></text:p>
      <text:p text:style-name="Normal"><text:span text:style-name="T652"><text:tab/>this.lastUpdateTime = (new Date()).getTime();</text:span></text:p>
      <text:p text:style-name="Normal"><text:span text:style-name="T653">}</text:span></text:p>
      <text:p text:style-name="P654"/>
      <text:soft-page-break/>
      <text:p text:style-name="Normal"><text:span text:style-name="T655">Device.prototype.updatePosition = function() {</text:span></text:p>
      <text:p text:style-name="Normal"><text:span text:style-name="T656"><text:tab/>var a = this.map.nodes[this.currentEdge.a];</text:span></text:p>
      <text:p text:style-name="Normal"><text:span text:style-name="T657"><text:tab/>var b = this.map.nodes[this.currentEdge.b];</text:span></text:p>
      <text:p text:style-name="Normal"><text:span text:style-name="T658"><text:tab/>if (a &amp;&amp; b) {</text:span></text:p>
      <text:p text:style-name="Normal"><text:span text:style-name="T659"><text:tab/></text:span><text:span text:style-name="T660"><text:tab/>this.geo.lon = a.lon +<text:s/></text:span><text:span text:style-name="T661">this.perc * (b.lon - a.lon);</text:span></text:p>
      <text:p text:style-name="Normal"><text:span text:style-name="T662"><text:tab/></text:span><text:span text:style-name="T663"><text:tab/>this.geo.lat = a.lat + this.perc * (b.lat - a.lat);</text:span></text:p>
      <text:p text:style-name="Normal"><text:span text:style-name="T664"><text:tab/>} else {</text:span></text:p>
      <text:p text:style-name="Normal"><text:span text:style-name="T665"><text:tab/></text:span><text:span text:style-name="T666"><text:tab/>//console.log("ERROR", a, b);</text:span></text:p>
      <text:p text:style-name="Normal"><text:span text:style-name="T667"><text:tab/></text:span><text:span text:style-name="T668"><text:tab/>this.setStartingEdge();</text:span></text:p>
      <text:p text:style-name="Normal"><text:span text:style-name="T669"><text:tab/>}</text:span></text:p>
      <text:p text:style-name="Normal"><text:span text:style-name="T670"><text:tab/>//console.log("updatePosition: " + this.geo.lon + ", " + this.geo.lat);</text:span></text:p>
      <text:p text:style-name="Normal"><text:span text:style-name="T671">}</text:span></text:p>
      <text:p text:style-name="P672"/>
      <text:p text:style-name="Normal"><text:span text:style-name="T673">Device.prototype.setNextEd</text:span><text:span text:style-name="T674">ge = function() {</text:span></text:p>
      <text:p text:style-name="Normal"><text:span text:style-name="T675"><text:tab/>//console.log(" <text:s/>setNextEdge");</text:span></text:p>
      <text:p text:style-name="Normal"><text:span text:style-name="T676"><text:tab/>var n = this.map.nodes[this.currentEdge.b];</text:span></text:p>
      <text:p text:style-name="Normal"><text:span text:style-name="T677"><text:tab/>if (!n) {</text:span></text:p>
      <text:p text:style-name="Normal"><text:span text:style-name="T678"><text:tab/></text:span><text:span text:style-name="T679"><text:tab/>// no valid next edge</text:span></text:p>
      <text:p text:style-name="Normal"><text:span text:style-name="T680"><text:tab/></text:span><text:span text:style-name="T681"><text:tab/>//console.log("RESPAWNING");</text:span></text:p>
      <text:p text:style-name="Normal"><text:span text:style-name="T682"><text:tab/></text:span><text:span text:style-name="T683"><text:tab/>this.setStartingEdge();</text:span></text:p>
      <text:p text:style-name="Normal"><text:span text:style-name="T684"><text:tab/></text:span><text:span text:style-name="T685"><text:tab/>return;</text:span></text:p>
      <text:p text:style-name="Normal"><text:span text:style-name="T686"><text:tab/>}</text:span></text:p>
      <text:p text:style-name="Normal"><text:span text:style-name="T687"><text:tab/>var edge = null;</text:span></text:p>
      <text:p text:style-name="Normal"><text:span text:style-name="T688"><text:tab/>var reverseCount = 0;</text:span></text:p>
      <text:p text:style-name="Normal"><text:span text:style-name="T689"><text:tab/>var leftTurnE</text:span><text:span text:style-name="T690">dge = null, leftTurnAngle = 0;</text:span></text:p>
      <text:p text:style-name="Normal"><text:span text:style-name="T691"><text:tab/>var rightTurnEdge = null, rightTurnAngle = 0;</text:span></text:p>
      <text:p text:style-name="Normal"><text:span text:style-name="T692"><text:tab/>var straightEdge = null, straightAngle = 180;</text:span></text:p>
      <text:p text:style-name="Normal"><text:span text:style-name="T693"><text:tab/>var a1 = this.currentEdge.heading;</text:span></text:p>
      <text:p text:style-name="Normal"><text:span text:style-name="T694"><text:tab/>for (var i in n.edges) {</text:span></text:p>
      <text:p text:style-name="Normal"><text:span text:style-name="T695"><text:tab/></text:span><text:span text:style-name="T696"><text:tab/>var a2 = n.edges[i].heading;</text:span></text:p>
      <text:p text:style-name="Normal"><text:span text:style-name="T697"><text:tab/></text:span><text:span text:style-name="T698"><text:tab/>var left_diff = (a1-a2+360)%360;</text:span></text:p>
      <text:p text:style-name="Normal"><text:span text:style-name="T699"><text:tab/></text:span><text:span text:style-name="T700"><text:tab/></text:span><text:span text:style-name="T701">var right_diff = (a2-a1+360)%360;</text:span></text:p>
      <text:p text:style-name="Normal"><text:span text:style-name="T702"><text:tab/></text:span><text:span text:style-name="T703"><text:tab/>if (left_diff &gt; leftTurnAngle &amp;&amp; left_diff &lt; 160) {</text:span></text:p>
      <text:p text:style-name="Normal"><text:span text:style-name="T704"><text:tab/></text:span><text:span text:style-name="T705"><text:tab/></text:span><text:span text:style-name="T706"><text:tab/>leftTurnEdge = n.edges[i];</text:span></text:p>
      <text:p text:style-name="Normal"><text:span text:style-name="T707"><text:tab/></text:span><text:span text:style-name="T708"><text:tab/></text:span><text:span text:style-name="T709"><text:tab/>leftTurnAngle = left_diff;</text:span></text:p>
      <text:p text:style-name="Normal"><text:span text:style-name="T710"><text:tab/></text:span><text:span text:style-name="T711"><text:tab/>}</text:span></text:p>
      <text:p text:style-name="Normal"><text:span text:style-name="T712"><text:tab/></text:span><text:span text:style-name="T713"><text:tab/>if (right_diff &gt; rightTurnAngle &amp;&amp; right_diff &lt; 160) {</text:span></text:p>
      <text:p text:style-name="Normal"><text:span text:style-name="T714"><text:tab/></text:span><text:span text:style-name="T715"><text:tab/></text:span><text:span text:style-name="T716"><text:tab/>rightTurnEdge = n.edges[i];</text:span></text:p>
      <text:p text:style-name="Normal"><text:span text:style-name="T717"><text:tab/></text:span><text:span text:style-name="T718"><text:tab/></text:span><text:span text:style-name="T719"><text:tab/></text:span><text:span text:style-name="T720">rightTurnAngle = right_diff;</text:span></text:p>
      <text:p text:style-name="Normal"><text:span text:style-name="T721"><text:tab/></text:span><text:span text:style-name="T722"><text:tab/>}</text:span></text:p>
      <text:p text:style-name="Normal"><text:span text:style-name="T723"><text:tab/></text:span><text:span text:style-name="T724"><text:tab/>var smallest = Math.min(left_diff, right_diff);</text:span></text:p>
      <text:p text:style-name="Normal"><text:span text:style-name="T725"><text:tab/></text:span><text:span text:style-name="T726"><text:tab/>if (smallest &lt; straightAngle) {</text:span></text:p>
      <text:p text:style-name="Normal"><text:span text:style-name="T727"><text:tab/></text:span><text:span text:style-name="T728"><text:tab/></text:span><text:span text:style-name="T729"><text:tab/>straightEdge = n.edges[i];</text:span></text:p>
      <text:p text:style-name="Normal"><text:span text:style-name="T730"><text:tab/></text:span><text:span text:style-name="T731"><text:tab/></text:span><text:span text:style-name="T732"><text:tab/>straightAngle = smallest;</text:span></text:p>
      <text:p text:style-name="Normal"><text:span text:style-name="T733"><text:tab/></text:span><text:span text:style-name="T734"><text:tab/>}</text:span></text:p>
      <text:p text:style-name="Normal"><text:span text:style-name="T735"><text:tab/></text:span><text:span text:style-name="T736"><text:tab/>console.log("possible edge: " + n.edges[i].id + " | heading: " + n.edges[i</text:span><text:span text:style-name="T737">].heading + " | left_diff: " + left_diff + " | right_diff: " + right_diff);</text:span></text:p>
      <text:p text:style-name="Normal"><text:span text:style-name="T738"><text:tab/>}</text:span></text:p>
      <text:p text:style-name="Normal"><text:span text:style-name="T739"><text:tab/>console.log("-- LEFT edge: " + (leftTurnEdge ? leftTurnEdge.id : "(nil)") + " | angle: " + leftTurnAngle);</text:span></text:p>
      <text:p text:style-name="Normal"><text:span text:style-name="T740"><text:tab/>console.log("-- RIGHT edge: " + (rightTurnEdge ? rightTurnEdge.id :<text:s/></text:span><text:span text:style-name="T741">"(nil)") + " | angle: " + rightTurnAngle);</text:span></text:p>
      <text:p text:style-name="Normal"><text:span text:style-name="T742"><text:tab/>console.log("-- STRAIGHT edge: " + (straightEdge ? straightEdge.id : "(nil)") + " | angle: " + straightAngle);</text:span></text:p>
      <text:p text:style-name="Normal"><text:span text:style-name="T743"><text:tab/>while (!edge) {</text:span></text:p>
      <text:soft-page-break/>
      <text:p text:style-name="Normal"><text:span text:style-name="T744"><text:tab/></text:span><text:span text:style-name="T745"><text:tab/>try {</text:span></text:p>
      <text:p text:style-name="Normal"><text:span text:style-name="T746"><text:tab/></text:span><text:span text:style-name="T747"><text:tab/></text:span><text:span text:style-name="T748"><text:tab/>if (this.customProps.turnSignal &amp;&amp; this.customProps.turnSignal == "LEFT"<text:s/></text:span><text:span text:style-name="T749">&amp;&amp; leftTurnEdge) {</text:span></text:p>
      <text:p text:style-name="Normal"><text:span text:style-name="T750"><text:tab/></text:span><text:span text:style-name="T751"><text:tab/></text:span><text:span text:style-name="T752"><text:tab/></text:span><text:span text:style-name="T753"><text:tab/>console.log("trying LEFT turn: " + leftTurnEdge.id);</text:span></text:p>
      <text:p text:style-name="Normal"><text:span text:style-name="T754"><text:tab/></text:span><text:span text:style-name="T755"><text:tab/></text:span><text:span text:style-name="T756"><text:tab/></text:span><text:span text:style-name="T757"><text:tab/>edge = leftTurnEdge;</text:span></text:p>
      <text:p text:style-name="Normal"><text:span text:style-name="T758"><text:tab/></text:span><text:span text:style-name="T759"><text:tab/></text:span><text:span text:style-name="T760"><text:tab/>} else if (this.customProps.turnSignal &amp;&amp; this.customProps.turnSignal == "RIGHT" &amp;&amp; rightTurnEdge) {</text:span></text:p>
      <text:p text:style-name="Normal"><text:span text:style-name="T761"><text:tab/></text:span><text:span text:style-name="T762"><text:tab/></text:span><text:span text:style-name="T763"><text:tab/></text:span><text:span text:style-name="T764"><text:tab/>console.log("trying RIGHT turn: " + rightTurnEd</text:span><text:span text:style-name="T765">ge.id);</text:span></text:p>
      <text:p text:style-name="Normal"><text:span text:style-name="T766"><text:tab/></text:span><text:span text:style-name="T767"><text:tab/></text:span><text:span text:style-name="T768"><text:tab/></text:span><text:span text:style-name="T769"><text:tab/>edge = rightTurnEdge;</text:span></text:p>
      <text:p text:style-name="Normal"><text:span text:style-name="T770"><text:tab/></text:span><text:span text:style-name="T771"><text:tab/></text:span><text:span text:style-name="T772"><text:tab/>} else if (this.customProps.turnSignal &amp;&amp; this.customProps.turnSignal == "STRAIGHT" &amp;&amp; straightEdge) {</text:span></text:p>
      <text:p text:style-name="Normal"><text:span text:style-name="T773"><text:tab/></text:span><text:span text:style-name="T774"><text:tab/></text:span><text:span text:style-name="T775"><text:tab/></text:span><text:span text:style-name="T776"><text:tab/>console.log("trying STRAIGHT: " + straightEdge.id);</text:span></text:p>
      <text:p text:style-name="Normal"><text:span text:style-name="T777"><text:tab/></text:span><text:span text:style-name="T778"><text:tab/></text:span><text:span text:style-name="T779"><text:tab/></text:span><text:span text:style-name="T780"><text:tab/>edge = straightEdge;</text:span></text:p>
      <text:p text:style-name="Normal"><text:span text:style-name="T781"><text:tab/></text:span><text:span text:style-name="T782"><text:tab/></text:span><text:span text:style-name="T783"><text:tab/>} else {</text:span></text:p>
      <text:p text:style-name="Normal"><text:span text:style-name="T784"><text:tab/></text:span><text:span text:style-name="T785"><text:tab/></text:span><text:span text:style-name="T786"><text:tab/></text:span><text:span text:style-name="T787"><text:tab/>console.log("trying</text:span><text:span text:style-name="T788"><text:s/>RANDOM turn");</text:span></text:p>
      <text:p text:style-name="Normal"><text:span text:style-name="T789"><text:tab/></text:span><text:span text:style-name="T790"><text:tab/></text:span><text:span text:style-name="T791"><text:tab/></text:span><text:span text:style-name="T792"><text:tab/>var idx = Math.floor(Math.random() * n.edges.length);</text:span></text:p>
      <text:p text:style-name="Normal"><text:span text:style-name="T793"><text:tab/></text:span><text:span text:style-name="T794"><text:tab/></text:span><text:span text:style-name="T795"><text:tab/></text:span><text:span text:style-name="T796"><text:tab/>edge = n.edges[idx];</text:span></text:p>
      <text:p text:style-name="Normal"><text:span text:style-name="T797"><text:tab/></text:span><text:span text:style-name="T798"><text:tab/></text:span><text:span text:style-name="T799"><text:tab/>}</text:span></text:p>
      <text:p text:style-name="P800"/>
      <text:p text:style-name="Normal"><text:span text:style-name="T801"><text:tab/></text:span><text:span text:style-name="T802"><text:tab/></text:span><text:span text:style-name="T803"><text:tab/>// check to make sure we didn't reverse direction if there are multiple edges</text:span></text:p>
      <text:p text:style-name="Normal"><text:span text:style-name="T804"><text:tab/></text:span><text:span text:style-name="T805"><text:tab/></text:span><text:span text:style-name="T806"><text:tab/>console.log("checking edge: " + this.currentEdge.a + " <text:s/>" + edge.b)</text:span><text:span text:style-name="T807">;</text:span></text:p>
      <text:p text:style-name="Normal"><text:span text:style-name="T808"><text:tab/></text:span><text:span text:style-name="T809"><text:tab/></text:span><text:span text:style-name="T810"><text:tab/>if (this.currentEdge.a == edge.b) {</text:span></text:p>
      <text:p text:style-name="Normal"><text:span text:style-name="T811"><text:tab/></text:span><text:span text:style-name="T812"><text:tab/></text:span><text:span text:style-name="T813"><text:tab/></text:span><text:span text:style-name="T814"><text:tab/>if (n.edges.length == 1) {</text:span></text:p>
      <text:p text:style-name="Normal"><text:span text:style-name="T815"><text:tab/></text:span><text:span text:style-name="T816"><text:tab/></text:span><text:span text:style-name="T817"><text:tab/></text:span><text:span text:style-name="T818"><text:tab/></text:span><text:span text:style-name="T819"><text:tab/>//console.log("End of the line! <text:s/>Respawning...");</text:span></text:p>
      <text:p text:style-name="Normal"><text:span text:style-name="T820"><text:tab/></text:span><text:span text:style-name="T821"><text:tab/></text:span><text:span text:style-name="T822"><text:tab/></text:span><text:span text:style-name="T823"><text:tab/></text:span><text:span text:style-name="T824"><text:tab/>this.setStartingEdge();</text:span></text:p>
      <text:p text:style-name="Normal"><text:span text:style-name="T825"><text:tab/></text:span><text:span text:style-name="T826"><text:tab/></text:span><text:span text:style-name="T827"><text:tab/></text:span><text:span text:style-name="T828"><text:tab/></text:span><text:span text:style-name="T829"><text:tab/>return;</text:span></text:p>
      <text:p text:style-name="Normal"><text:span text:style-name="T830"><text:tab/></text:span><text:span text:style-name="T831"><text:tab/></text:span><text:span text:style-name="T832"><text:tab/></text:span><text:span text:style-name="T833"><text:tab/>} else {</text:span></text:p>
      <text:p text:style-name="Normal"><text:span text:style-name="T834"><text:tab/></text:span><text:span text:style-name="T835"><text:tab/></text:span><text:span text:style-name="T836"><text:tab/></text:span><text:span text:style-name="T837"><text:tab/></text:span><text:span text:style-name="T838"><text:tab/>//console.log("edge won't work, it's a reverse!");</text:span></text:p>
      <text:p text:style-name="Normal"><text:span text:style-name="T839"><text:tab/></text:span><text:span text:style-name="T840"><text:tab/></text:span><text:span text:style-name="T841"><text:tab/></text:span><text:span text:style-name="T842"><text:tab/></text:span><text:span text:style-name="T843"><text:tab/></text:span><text:span text:style-name="T844">reverseCount++;</text:span></text:p>
      <text:p text:style-name="Normal"><text:span text:style-name="T845"><text:tab/></text:span><text:span text:style-name="T846"><text:tab/></text:span><text:span text:style-name="T847"><text:tab/></text:span><text:span text:style-name="T848"><text:tab/></text:span><text:span text:style-name="T849"><text:tab/>if (reverseCount &gt; 10) {</text:span></text:p>
      <text:p text:style-name="Normal"><text:span text:style-name="T850"><text:tab/></text:span><text:span text:style-name="T851"><text:tab/></text:span><text:span text:style-name="T852"><text:tab/></text:span><text:span text:style-name="T853"><text:tab/></text:span><text:span text:style-name="T854"><text:tab/></text:span><text:span text:style-name="T855"><text:tab/>this.setStartingEdge();</text:span></text:p>
      <text:p text:style-name="Normal"><text:span text:style-name="T856"><text:tab/></text:span><text:span text:style-name="T857"><text:tab/></text:span><text:span text:style-name="T858"><text:tab/></text:span><text:span text:style-name="T859"><text:tab/></text:span><text:span text:style-name="T860"><text:tab/></text:span><text:span text:style-name="T861"><text:tab/>return;</text:span></text:p>
      <text:p text:style-name="Normal"><text:span text:style-name="T862"><text:tab/></text:span><text:span text:style-name="T863"><text:tab/></text:span><text:span text:style-name="T864"><text:tab/></text:span><text:span text:style-name="T865"><text:tab/></text:span><text:span text:style-name="T866"><text:tab/>} else {</text:span></text:p>
      <text:p text:style-name="Normal"><text:span text:style-name="T867"><text:tab/></text:span><text:span text:style-name="T868"><text:tab/></text:span><text:span text:style-name="T869"><text:tab/></text:span><text:span text:style-name="T870"><text:tab/></text:span><text:span text:style-name="T871"><text:tab/></text:span><text:span text:style-name="T872"><text:tab/>edge = null;</text:span></text:p>
      <text:p text:style-name="Normal"><text:span text:style-name="T873"><text:tab/></text:span><text:span text:style-name="T874"><text:tab/></text:span><text:span text:style-name="T875"><text:tab/></text:span><text:span text:style-name="T876"><text:tab/></text:span><text:span text:style-name="T877"><text:tab/>}</text:span></text:p>
      <text:p text:style-name="Normal"><text:span text:style-name="T878"><text:tab/></text:span><text:span text:style-name="T879"><text:tab/></text:span><text:span text:style-name="T880"><text:tab/></text:span><text:span text:style-name="T881"><text:tab/>}</text:span></text:p>
      <text:p text:style-name="Normal"><text:span text:style-name="T882"><text:tab/></text:span><text:span text:style-name="T883"><text:tab/></text:span><text:span text:style-name="T884"><text:tab/>}</text:span></text:p>
      <text:p text:style-name="Normal"><text:span text:style-name="T885"><text:tab/></text:span><text:span text:style-name="T886"><text:tab/>} catch (e) {</text:span></text:p>
      <text:p text:style-name="Normal"><text:span text:style-name="T887"><text:tab/></text:span><text:span text:style-name="T888"><text:tab/></text:span><text:span text:style-name="T889"><text:tab/>console.log(e, "ERROR", n, this.currentEdge);</text:span></text:p>
      <text:p text:style-name="Normal"><text:span text:style-name="T890"><text:tab/></text:span><text:span text:style-name="T891"><text:tab/></text:span><text:span text:style-name="T892"><text:tab/>this.setStartingEdge();</text:span></text:p>
      <text:p text:style-name="Normal"><text:span text:style-name="T893"><text:tab/></text:span><text:span text:style-name="T894"><text:tab/></text:span><text:span text:style-name="T895"><text:tab/>return;</text:span></text:p>
      <text:p text:style-name="Normal"><text:span text:style-name="T896"><text:tab/></text:span><text:span text:style-name="T897"><text:tab/>}</text:span></text:p>
      <text:p text:style-name="Normal"><text:span text:style-name="T898"><text:tab/>}</text:span></text:p>
      <text:p text:style-name="Normal"><text:span text:style-name="T899"><text:tab/></text:span><text:span text:style-name="T900">//console.log("new edge = ", edge);</text:span></text:p>
      <text:p text:style-name="Normal"><text:span text:style-name="T901"><text:tab/>this.perc = 0;</text:span></text:p>
      <text:p text:style-name="Normal"><text:span text:style-name="T902"><text:tab/>this.currentEdge = edge;</text:span></text:p>
      <text:p text:style-name="Normal"><text:span text:style-name="T903">}</text:span></text:p>
      <text:p text:style-name="P904"/>
      <text:p text:style-name="P905"/>
      <text:p text:style-name="Normal"><text:span text:style-name="T906">var devices = Array();</text:span></text:p>
      <text:p text:style-name="Normal"><text:span text:style-name="T907">for (var i = 1; i &lt;= DEVICE_COUNT; i++) {</text:span></text:p>
      <text:p text:style-name="Normal"><text:span text:style-name="T908"><text:tab/>var vid = deviceId;</text:span></text:p>
      <text:p text:style-name="Normal"><text:span text:style-name="T909"><text:tab/>var suffix = "";</text:span></text:p>
      <text:soft-page-break/>
      <text:p text:style-name="Normal"><text:span text:style-name="T910"><text:tab/>if (DEVICE_COUNT &gt; 1) { suffix = "-" + i; }</text:span></text:p>
      <text:p text:style-name="Normal"><text:span text:style-name="T911"><text:tab/>devices.push(new Device(</text:span><text:span text:style-name="T912">vid, suffix));</text:span></text:p>
      <text:p text:style-name="Normal"><text:span text:style-name="T913">}</text:span></text:p>
      <text:p text:style-name="Normal"><text:span text:style-name="T914">var bMapLoaded = false;</text:span></text:p>
      <text:p text:style-name="P915"/>
      <text:p text:style-name="Normal"><text:span text:style-name="T916">function drive() {</text:span></text:p>
      <text:p text:style-name="Normal"><text:span text:style-name="T917"><text:tab/>for (var i in devices) {</text:span></text:p>
      <text:p text:style-name="Normal"><text:span text:style-name="T918"><text:tab/></text:span><text:span text:style-name="T919"><text:tab/></text:span><text:span text:style-name="T920">devices[i].drive();</text:span></text:p>
      <text:p text:style-name="Normal"><text:span text:style-name="T921"><text:tab/>}</text:span></text:p>
      <text:p text:style-name="Normal"><text:span text:style-name="T922">}</text:span></text:p>
      <text:p text:style-name="P923"/>
      <text:p text:style-name="P924"/>
      <text:p text:style-name="Normal"><text:span text:style-name="T925">5. Suscripción a las propiedades de los dispositivos:</text:span></text:p>
      <text:p text:style-name="P926"/>
      <text:p text:style-name="Normal"><text:span text:style-name="T927">function subscribeToProperties() {</text:span></text:p>
      <text:p text:style-name="Normal"><text:span text:style-name="T928"><text:tab/>client.subscribe(propertyTopic);</text:span></text:p>
      <text:p text:style-name="Normal"><text:span text:style-name="T929"><text:tab/>console.log("su</text:span><text:span text:style-name="T930">bscribed to: " + propertyTopic);</text:span></text:p>
      <text:p text:style-name="Normal"><text:span text:style-name="T931"><text:tab/>client.on('message', function(topic, message) {</text:span></text:p>
      <text:p text:style-name="Normal"><text:span text:style-name="T932"><text:tab/></text:span><text:span text:style-name="T933"><text:tab/>console.log("message recv: " + topic + " = " + message);</text:span></text:p>
      <text:p text:style-name="Normal"><text:span text:style-name="T934"><text:tab/></text:span><text:span text:style-name="T935"><text:tab/>try {</text:span></text:p>
      <text:p text:style-name="Normal"><text:span text:style-name="T936"><text:tab/></text:span><text:span text:style-name="T937"><text:tab/></text:span><text:span text:style-name="T938"><text:tab/>//var id = topic.split("/")[3];</text:span></text:p>
      <text:p text:style-name="Normal"><text:span text:style-name="T939"><text:tab/></text:span><text:span text:style-name="T940"><text:tab/></text:span><text:span text:style-name="T941"><text:tab/>var data = JSON.parse(message);</text:span></text:p>
      <text:p text:style-name="Normal"><text:span text:style-name="T942"><text:tab/></text:span><text:span text:style-name="T943"><text:tab/></text:span><text:span text:style-name="T944"><text:tab/>var id = data.id;</text:span></text:p>
      <text:p text:style-name="Normal"><text:span text:style-name="T945"><text:tab/></text:span><text:span text:style-name="T946"><text:tab/></text:span><text:span text:style-name="T947"><text:tab/>if (!id) { id</text:span><text:span text:style-name="T948"><text:s/>= deviceId; }</text:span></text:p>
      <text:p text:style-name="Normal"><text:span text:style-name="T949"><text:tab/></text:span><text:span text:style-name="T950"><text:tab/></text:span><text:span text:style-name="T951"><text:tab/>console.log("setProperty(id="+id+"): " + data.property + " = " + data.value);</text:span></text:p>
      <text:p text:style-name="Normal"><text:span text:style-name="T952"><text:tab/></text:span><text:span text:style-name="T953"><text:tab/></text:span><text:span text:style-name="T954"><text:tab/>var v = getDevice(id);</text:span></text:p>
      <text:p text:style-name="Normal"><text:span text:style-name="T955"><text:tab/></text:span><text:span text:style-name="T956"><text:tab/></text:span><text:span text:style-name="T957"><text:tab/>var prop = data.property;</text:span></text:p>
      <text:p text:style-name="Normal"><text:span text:style-name="T958"><text:tab/></text:span><text:span text:style-name="T959"><text:tab/></text:span><text:span text:style-name="T960"><text:tab/>var val = data.value;</text:span></text:p>
      <text:p text:style-name="P961"/>
      <text:p text:style-name="Normal"><text:span text:style-name="T962"><text:tab/></text:span><text:span text:style-name="T963"><text:tab/></text:span><text:span text:style-name="T964"><text:tab/>if (v) {</text:span></text:p>
      <text:p text:style-name="Normal"><text:span text:style-name="T965"><text:tab/></text:span><text:span text:style-name="T966"><text:tab/></text:span><text:span text:style-name="T967"><text:tab/></text:span><text:span text:style-name="T968"><text:tab/>if (prop == "lng" || prop == "lat" || prop == "heading" || prop</text:span><text:span text:style-name="T969"><text:s/>== "id") { return; }</text:span></text:p>
      <text:p text:style-name="Normal"><text:span text:style-name="T970"><text:tab/></text:span><text:span text:style-name="T971"><text:tab/></text:span><text:span text:style-name="T972"><text:tab/></text:span><text:span text:style-name="T973"><text:tab/>switch (prop) {</text:span></text:p>
      <text:p text:style-name="Normal"><text:span text:style-name="T974"><text:tab/></text:span><text:span text:style-name="T975"><text:tab/></text:span><text:span text:style-name="T976"><text:tab/></text:span><text:span text:style-name="T977"><text:tab/></text:span><text:span text:style-name="T978"><text:tab/>case "speed": v.setSpeed(val); break;</text:span></text:p>
      <text:p text:style-name="Normal"><text:span text:style-name="T979"><text:tab/></text:span><text:span text:style-name="T980"><text:tab/></text:span><text:span text:style-name="T981"><text:tab/></text:span><text:span text:style-name="T982"><text:tab/></text:span><text:span text:style-name="T983"><text:tab/>case "state": v.state = val; break;</text:span></text:p>
      <text:p text:style-name="Normal"><text:span text:style-name="T984"><text:tab/></text:span><text:span text:style-name="T985"><text:tab/></text:span><text:span text:style-name="T986"><text:tab/></text:span><text:span text:style-name="T987"><text:tab/></text:span><text:span text:style-name="T988"><text:tab/>case "description": v.description = val; break;</text:span></text:p>
      <text:p text:style-name="Normal"><text:span text:style-name="T989"><text:tab/></text:span><text:span text:style-name="T990"><text:tab/></text:span><text:span text:style-name="T991"><text:tab/></text:span><text:span text:style-name="T992"><text:tab/></text:span><text:span text:style-name="T993"><text:tab/>case "type": v.type = val; break;</text:span></text:p>
      <text:p text:style-name="Normal"><text:span text:style-name="T994"><text:tab/></text:span><text:span text:style-name="T995"><text:tab/></text:span><text:span text:style-name="T996"><text:tab/></text:span><text:span text:style-name="T997"><text:tab/></text:span><text:span text:style-name="T998"><text:tab/>default:</text:span></text:p>
      <text:p text:style-name="Normal"><text:span text:style-name="T999"><text:tab/></text:span><text:span text:style-name="T1000"><text:tab/></text:span><text:span text:style-name="T1001"><text:tab/></text:span><text:span text:style-name="T1002"><text:tab/></text:span><text:span text:style-name="T1003"><text:tab/></text:span><text:span text:style-name="T1004"><text:tab/>if (val == "") {</text:span></text:p>
      <text:p text:style-name="Normal"><text:span text:style-name="T1005"><text:tab/></text:span><text:span text:style-name="T1006"><text:tab/></text:span><text:span text:style-name="T1007"><text:tab/></text:span><text:span text:style-name="T1008"><text:tab/></text:span><text:span text:style-name="T1009"><text:tab/></text:span><text:span text:style-name="T1010"><text:tab/></text:span><text:span text:style-name="T1011"><text:tab/>if (v.customProps[prop]) { delete v.customProps[prop]; }</text:span></text:p>
      <text:p text:style-name="Normal"><text:span text:style-name="T1012"><text:tab/></text:span><text:span text:style-name="T1013"><text:tab/></text:span><text:span text:style-name="T1014"><text:tab/></text:span><text:span text:style-name="T1015"><text:tab/></text:span><text:span text:style-name="T1016"><text:tab/></text:span><text:span text:style-name="T1017"><text:tab/>} else {</text:span></text:p>
      <text:p text:style-name="Normal"><text:span text:style-name="T1018"><text:tab/></text:span><text:span text:style-name="T1019"><text:tab/></text:span><text:span text:style-name="T1020"><text:tab/></text:span><text:span text:style-name="T1021"><text:tab/></text:span><text:span text:style-name="T1022"><text:tab/></text:span><text:span text:style-name="T1023"><text:tab/></text:span><text:span text:style-name="T1024"><text:tab/>v.customProps[prop] = val;</text:span></text:p>
      <text:p text:style-name="Normal"><text:span text:style-name="T1025"><text:tab/></text:span><text:span text:style-name="T1026"><text:tab/></text:span><text:span text:style-name="T1027"><text:tab/></text:span><text:span text:style-name="T1028"><text:tab/></text:span><text:span text:style-name="T1029"><text:tab/></text:span><text:span text:style-name="T1030"><text:tab/></text:span><text:span text:style-name="T1031">}</text:span></text:p>
      <text:p text:style-name="Normal"><text:span text:style-name="T1032"><text:tab/></text:span><text:span text:style-name="T1033"><text:tab/></text:span><text:span text:style-name="T1034"><text:tab/></text:span><text:span text:style-name="T1035"><text:tab/>}</text:span></text:p>
      <text:p text:style-name="Normal"><text:span text:style-name="T1036"><text:tab/></text:span><text:span text:style-name="T1037"><text:tab/></text:span><text:span text:style-name="T1038"><text:tab/>}</text:span></text:p>
      <text:p text:style-name="Normal"><text:span text:style-name="T1039"><text:tab/></text:span><text:span text:style-name="T1040"><text:tab/>} catch (e) { console.error(e); }</text:span></text:p>
      <text:p text:style-name="Normal"><text:span text:style-name="T1041"><text:tab/></text:span><text:span text:style-name="T1042">});</text:span></text:p>
      <text:p text:style-name="Normal"><text:span text:style-name="T1043">}</text:span></text:p>
      <text:p text:style-name="P1044"/>
      <text:p text:style-name="Normal"><text:span text:style-name="T1045">function publishDeviceData() {</text:span></text:p>
      <text:p text:style-name="Normal"><text:span text:style-name="T1046"><text:tab/>var payload = [];</text:span></text:p>
      <text:p text:style-name="Normal"><text:span text:style-name="T1047"><text:tab/>for (var i in devices) {</text:span></text:p>
      <text:soft-page-break/>
      <text:p text:style-name="Normal"><text:span text:style-name="T1048"><text:tab/></text:span><text:span text:style-name="T1049"><text:tab/></text:span><text:span text:style-name="T1050">payload.push(devices[i].getPublishPayload());</text:span></text:p>
      <text:p text:style-name="Normal"><text:span text:style-name="T1051"><text:tab/>}</text:span></text:p>
      <text:p text:style-name="Normal"><text:span text:style-name="T1052"><text:tab/>//console.log("publishing data: " + telemetryTopic + " | " + JSON.stringify(payload));</text:span></text:p>
      <text:p text:style-name="Normal"><text:span text:style-name="T1053"><text:tab/>if (payload.length == 1) {</text:span></text:p>
      <text:p text:style-name="Normal"><text:span text:style-name="T1054"><text:tab/></text:span><text:span text:style-name="T1055"><text:tab/>client.publish(telemetryTopic, JSON.stringify(payload[0]));</text:span></text:p>
      <text:p text:style-name="Normal"><text:span text:style-name="T1056"><text:tab/>} else {</text:span></text:p>
      <text:p text:style-name="Normal"><text:span text:style-name="T1057"><text:tab/></text:span><text:span text:style-name="T1058"><text:tab/>client.publish(te</text:span><text:span text:style-name="T1059">lemetryTopic, JSON.stringify(payload));</text:span></text:p>
      <text:p text:style-name="Normal"><text:span text:style-name="T1060"><text:tab/>}</text:span></text:p>
      <text:p text:style-name="Normal"><text:span text:style-name="T1061">}</text:span></text:p>
      <text:p text:style-name="P1062"/>
      <text:p text:style-name="Normal"><text:span text:style-name="T1063">function getDevice(id) {</text:span></text:p>
      <text:p text:style-name="Normal"><text:span text:style-name="T1064"><text:tab/>for (var i in devices) {</text:span></text:p>
      <text:p text:style-name="Normal"><text:span text:style-name="T1065"><text:tab/></text:span><text:span text:style-name="T1066"><text:tab/>if ((devices[i].id + devices[i].suffix) == id) {</text:span></text:p>
      <text:p text:style-name="Normal"><text:span text:style-name="T1067"><text:tab/></text:span><text:span text:style-name="T1068"><text:tab/></text:span><text:span text:style-name="T1069"><text:tab/>return devices[i];</text:span></text:p>
      <text:p text:style-name="Normal"><text:span text:style-name="T1070"><text:tab/></text:span><text:span text:style-name="T1071"><text:tab/>}</text:span></text:p>
      <text:p text:style-name="Normal"><text:span text:style-name="T1072"><text:tab/>}</text:span></text:p>
      <text:p text:style-name="Normal"><text:span text:style-name="T1073"><text:tab/>return null;</text:span></text:p>
      <text:p text:style-name="Normal"><text:span text:style-name="T1074">}</text:span></text:p>
      <text:p text:style-name="P1075"/>
      <text:p text:style-name="Normal"><text:span text:style-name="T1076">function mapLoaded() {</text:span></text:p>
      <text:p text:style-name="Normal"><text:span text:style-name="T1077"><text:tab/>subscribeToProperties();</text:span></text:p>
      <text:p text:style-name="Normal"><text:span text:style-name="T1078"><text:tab/></text:span><text:span text:style-name="T1079">setInterval(function() {</text:span></text:p>
      <text:p text:style-name="Normal"><text:span text:style-name="T1080"><text:tab/></text:span><text:span text:style-name="T1081"><text:tab/></text:span><text:span text:style-name="T1082">drive();</text:span></text:p>
      <text:p text:style-name="Normal"><text:span text:style-name="T1083"><text:tab/></text:span><text:span text:style-name="T1084"><text:tab/>publishDeviceData();</text:span></text:p>
      <text:p text:style-name="Normal"><text:span text:style-name="T1085"><text:tab/>}, 1000 / TELEMETRY_RATE);</text:span></text:p>
      <text:p text:style-name="Normal"><text:span text:style-name="T1086">}</text:span></text:p>
      <text:p text:style-name="P1087"/>
      <text:p text:style-name="P1088"/>
      <text:p text:style-name="Normal"><text:span text:style-name="T1089">6. Inicializar las variables básicas:</text:span></text:p>
      <text:p text:style-name="P1090"/>
      <text:p text:style-name="Normal"><text:span text:style-name="T1091">var express = require('express'),</text:span></text:p>
      <text:p text:style-name="Normal"><text:span text:style-name="T1092"><text:tab/>https = require('https'),</text:span></text:p>
      <text:p text:style-name="Normal"><text:span text:style-name="T1093"><text:tab/>path = require('path');</text:span></text:p>
      <text:p text:style-name="Normal"><text:span text:style-name="T1094">var app = express();</text:span></text:p>
      <text:p text:style-name="P1095"/>
      <text:p text:style-name="Normal"><text:span text:style-name="T1096">// all<text:s/></text:span><text:span text:style-name="T1097">environments</text:span></text:p>
      <text:p text:style-name="Normal"><text:span text:style-name="T1098">app.set('port', process.env.PORT || 3000);</text:span></text:p>
      <text:p text:style-name="Normal"><text:span text:style-name="T1099">app.use(express.favicon());</text:span></text:p>
      <text:p text:style-name="Normal"><text:span text:style-name="T1100">app.use(express.logger('dev'));</text:span></text:p>
      <text:p text:style-name="Normal"><text:span text:style-name="T1101">app.use(express.bodyParser());</text:span></text:p>
      <text:p text:style-name="Normal"><text:span text:style-name="T1102">app.use(express.methodOverride());</text:span></text:p>
      <text:p text:style-name="Normal"><text:span text:style-name="T1103">app.use(app.router);</text:span></text:p>
      <text:p text:style-name="Normal"><text:span text:style-name="T1104">app.use(express.static(path.join(__dirname, 'public')</text:span><text:span text:style-name="T1105">));</text:span></text:p>
      <text:p text:style-name="P1106"/>
      <text:p text:style-name="Normal"><text:span text:style-name="T1107">// development only</text:span></text:p>
      <text:p text:style-name="Normal"><text:span text:style-name="T1108">if ('development' === app.get('env')) {</text:span></text:p>
      <text:p text:style-name="Normal"><text:span text:style-name="T1109"><text:s text:c="2"/></text:span><text:span text:style-name="T1110">app.use(express.errorHandler());</text:span></text:p>
      <text:p text:style-name="Normal"><text:span text:style-name="T1111">}</text:span></text:p>
      <text:p text:style-name="P1112"/>
      <text:p text:style-name="P1113"/>
      <text:p text:style-name="P1114"/>
      <text:p text:style-name="P1115"/>
      <text:p text:style-name="P1116"/>
      <text:soft-page-break/>
      <text:p text:style-name="Normal"><text:span text:style-name="T1117">7. Iniciar la Aplicación con los valores del process.env:</text:span></text:p>
      <text:p text:style-name="P1118"/>
      <text:p text:style-name="Normal"><text:span text:style-name="T1119">var host = (process.env.VCAP_APP_HOST || 'localhost');</text:span></text:p>
      <text:p text:style-name="P1120"/>
      <text:p text:style-name="Normal"><text:span text:style-name="T1121">var port = (process.env.VCAP_APP_PORT</text:span><text:span text:style-name="T1122"><text:s/>|| 3000);</text:span></text:p>
      <text:p text:style-name="Normal"/>
      <text:p text:style-name="Normal"/>
      <text:p text:style-name="Normal"><text:span text:style-name="T1123">8. Búsqueda de credenciales del servicio Geospatial Analytics:</text:span></text:p>
      <text:p text:style-name="P1124"/>
      <text:p text:style-name="Normal"><text:span text:style-name="T1125">var geo_props = null;</text:span></text:p>
      <text:p text:style-name="P1126"/>
      <text:p text:style-name="Normal"><text:span text:style-name="T1127">//parse VCAP_SERVICES if running in Bluemix</text:span></text:p>
      <text:p text:style-name="Normal"><text:span text:style-name="T1128">if (process.env.VCAP_SERVICES) {</text:span></text:p>
      <text:p text:style-name="Normal"><text:span text:style-name="T1129"><text:tab/></text:span><text:span text:style-name="T1130">var env = JSON.parse(process.env.VCAP_SERVICES);</text:span></text:p>
      <text:p text:style-name="Normal"><text:span text:style-name="T1131"><text:tab/></text:span><text:span text:style-name="T1132">console.log(env);</text:span></text:p>
      <text:p text:style-name="Normal"><text:span text:style-name="T1133"><text:tab/>//find<text:s/></text:span><text:span text:style-name="T1134">the Streams Geo service</text:span></text:p>
      <text:p text:style-name="Normal"><text:span text:style-name="T1135"><text:tab/>if (env["Geospatial Analytics"])</text:span></text:p>
      <text:p text:style-name="Normal"><text:span text:style-name="T1136"><text:tab/>{</text:span></text:p>
      <text:p text:style-name="Normal"><text:span text:style-name="T1137"><text:tab/></text:span><text:span text:style-name="T1138"><text:tab/>geo_props = env['Geospatial Analytics'][0]['credentials'];</text:span></text:p>
      <text:p text:style-name="Normal"><text:span text:style-name="T1139"><text:tab/></text:span><text:span text:style-name="T1140"><text:tab/>console.log(geo_props);</text:span></text:p>
      <text:p text:style-name="Normal"><text:span text:style-name="T1141"><text:tab/>}</text:span></text:p>
      <text:p text:style-name="Normal"><text:span text:style-name="T1142"><text:tab/>else</text:span></text:p>
      <text:p text:style-name="Normal"><text:span text:style-name="T1143"><text:tab/>{</text:span></text:p>
      <text:p text:style-name="Normal"><text:span text:style-name="T1144"><text:tab/></text:span><text:span text:style-name="T1145"><text:tab/>console.log('You must bind the Streams Geo service to this application');</text:span></text:p>
      <text:p text:style-name="Normal"><text:span text:style-name="T1146"><text:tab/></text:span><text:span text:style-name="T1147">}</text:span></text:p>
      <text:p text:style-name="Normal"><text:span text:style-name="T1148">}</text:span></text:p>
      <text:p text:style-name="P1149"/>
      <text:p text:style-name="Normal"><text:span text:style-name="T1150">9.<text:s/></text:span><text:span text:style-name="T1151">Inicialización, suscripción a eventos del servicio Geospatial Analítics y creación de región de análisis:</text:span></text:p>
      <text:p text:style-name="P1152"/>
      <text:p text:style-name="Normal"><text:span text:style-name="T1153">if (geo_props) {</text:span></text:p>
      <text:p text:style-name="P1154"/>
      <text:p text:style-name="Normal"><text:span text:style-name="T1155"><text:tab/>// sample device topic/payload:</text:span></text:p>
      <text:p text:style-name="Normal"><text:span text:style-name="T1156"><text:tab/>// {"id":"G-13","name":"Car G-13","lng":-122.41950721920685,"lat":37.76330689770606,"heading":177</text:span><text:span text:style-name="T1157">.06799545408498,"speed":30,"state":"normal","description":"I am a connected car.","type":"car","customProps":{"customProp":"customValue"}}</text:span></text:p>
      <text:p text:style-name="P1158"/>
      <text:p text:style-name="Normal"><text:span text:style-name="T1159"><text:tab/>var inputClientId = "a:"+settings.iot_deviceOrg + ":geoInput" + Math.floor(Math.random() * 1000);</text:span></text:p>
      <text:p text:style-name="Normal"><text:span text:style-name="T1160"><text:tab/>var<text:s/></text:span><text:span text:style-name="T1161">notifyClientId = "a:"+settings.iot_deviceOrg + ":geoNotify" + Math.floor(Math.random() * 1000);</text:span></text:p>
      <text:p text:style-name="P1162"/>
      <text:p text:style-name="P1163"/>
      <text:p text:style-name="Normal"><text:span text:style-name="T1164">//Iniciar el servicio de Geospatial Analytics conectándolo al servidor MQTT</text:span></text:p>
      <text:p text:style-name="Normal"><text:span text:style-name="T1165">//Las coordenadas son del sector de la carolina</text:span></text:p>
      <text:p text:style-name="Normal"><text:span text:style-name="T1166"><text:tab/></text:span><text:span text:style-name="T1167">var apis = [</text:span></text:p>
      <text:p text:style-name="Normal"><text:span text:style-name="T1168"><text:tab/></text:span><text:span text:style-name="T1169"><text:tab/>{</text:span></text:p>
      <text:p text:style-name="Normal"><text:span text:style-name="T1170"><text:tab/></text:span><text:span text:style-name="T1171"><text:tab/></text:span><text:span text:style-name="T1172"><text:tab/>name: "start"</text:span><text:span text:style-name="T1173">,</text:span></text:p>
      <text:p text:style-name="Normal"><text:span text:style-name="T1174"><text:tab/></text:span><text:span text:style-name="T1175"><text:tab/></text:span><text:span text:style-name="T1176"><text:tab/>path: geo_props.start_path,</text:span></text:p>
      <text:p text:style-name="Normal"><text:span text:style-name="T1177"><text:tab/></text:span><text:span text:style-name="T1178"><text:tab/></text:span><text:span text:style-name="T1179"><text:tab/>method: "PUT",</text:span></text:p>
      <text:p text:style-name="Normal"><text:span text:style-name="T1180"><text:tab/></text:span><text:span text:style-name="T1181"><text:tab/></text:span><text:span text:style-name="T1182"><text:tab/>json: {</text:span></text:p>
      <text:p text:style-name="Normal"><text:span text:style-name="T1183"><text:tab/></text:span><text:span text:style-name="T1184"><text:tab/></text:span><text:span text:style-name="T1185"><text:tab/></text:span><text:span text:style-name="T1186"><text:tab/>"mqtt_client_id_input" : inputClientId,</text:span></text:p>
      <text:soft-page-break/>
      <text:p text:style-name="Normal"><text:span text:style-name="T1187"><text:tab/></text:span><text:span text:style-name="T1188"><text:tab/></text:span><text:span text:style-name="T1189"><text:tab/></text:span><text:span text:style-name="T1190"><text:tab/>"mqtt_client_id_notify" : notifyClientId,</text:span></text:p>
      <text:p text:style-name="Normal"><text:span text:style-name="T1191"><text:tab/></text:span><text:span text:style-name="T1192"><text:tab/></text:span><text:span text:style-name="T1193"><text:tab/></text:span><text:span text:style-name="T1194"><text:tab/>"mqtt_uid" : settings.iot_apiKey,</text:span></text:p>
      <text:p text:style-name="Normal"><text:span text:style-name="T1195"><text:tab/></text:span><text:span text:style-name="T1196"><text:tab/></text:span><text:span text:style-name="T1197"><text:tab/></text:span><text:span text:style-name="T1198"><text:tab/>"mqtt_pw" : settings.iot_apiToken,</text:span></text:p>
      <text:p text:style-name="Normal"><text:span text:style-name="T1199"><text:tab/></text:span><text:span text:style-name="T1200"><text:tab/></text:span><text:span text:style-name="T1201"><text:tab/></text:span><text:span text:style-name="T1202"><text:tab/>"mqtt_uri" : <text:s/>settings.</text:span><text:span text:style-name="T1203">iot_deviceOrg + ".messaging.internetofthings.ibmcloud.com:1883",</text:span></text:p>
      <text:p text:style-name="Normal"><text:span text:style-name="T1204"><text:tab/></text:span><text:span text:style-name="T1205"><text:tab/></text:span><text:span text:style-name="T1206"><text:tab/></text:span><text:span text:style-name="T1207"><text:tab/>"mqtt_input_topics" : settings.inputTopic,</text:span></text:p>
      <text:p text:style-name="Normal"><text:span text:style-name="T1208"><text:tab/></text:span><text:span text:style-name="T1209"><text:tab/></text:span><text:span text:style-name="T1210"><text:tab/></text:span><text:span text:style-name="T1211"><text:tab/>"mqtt_notify_topic" : settings.notifyTopic,</text:span></text:p>
      <text:p text:style-name="Normal"><text:span text:style-name="T1212"><text:tab/></text:span><text:span text:style-name="T1213"><text:tab/></text:span><text:span text:style-name="T1214"><text:tab/></text:span><text:span text:style-name="T1215"><text:tab/>"device_id_attr_name" : "id",</text:span></text:p>
      <text:p text:style-name="Normal"><text:span text:style-name="T1216"><text:tab/></text:span><text:span text:style-name="T1217"><text:tab/></text:span><text:span text:style-name="T1218"><text:tab/></text:span><text:span text:style-name="T1219"><text:tab/>"latitude_attr_name" : "lat",</text:span></text:p>
      <text:p text:style-name="Normal"><text:span text:style-name="T1220"><text:tab/></text:span><text:span text:style-name="T1221"><text:tab/></text:span><text:span text:style-name="T1222"><text:tab/></text:span><text:span text:style-name="T1223"><text:tab/>"longitude_attr_name" :<text:s/></text:span><text:span text:style-name="T1224">"lng"</text:span></text:p>
      <text:p text:style-name="Normal"><text:span text:style-name="T1225"><text:tab/></text:span><text:span text:style-name="T1226"><text:tab/></text:span><text:span text:style-name="T1227"><text:tab/>}</text:span></text:p>
      <text:p text:style-name="Normal"><text:span text:style-name="T1228"><text:tab/></text:span><text:span text:style-name="T1229"><text:tab/>},</text:span></text:p>
      <text:p text:style-name="Normal"><text:span text:style-name="T1230"><text:tab/></text:span><text:span text:style-name="T1231"><text:tab/>{</text:span></text:p>
      <text:p text:style-name="Normal"><text:span text:style-name="T1232"><text:tab/></text:span><text:span text:style-name="T1233"><text:tab/></text:span><text:span text:style-name="T1234"><text:tab/>name: "stop",</text:span></text:p>
      <text:p text:style-name="Normal"><text:span text:style-name="T1235"><text:tab/></text:span><text:span text:style-name="T1236"><text:tab/></text:span><text:span text:style-name="T1237"><text:tab/>path: geo_props.stop_path,</text:span></text:p>
      <text:p text:style-name="Normal"><text:span text:style-name="T1238"><text:tab/></text:span><text:span text:style-name="T1239"><text:tab/></text:span><text:span text:style-name="T1240"><text:tab/>method: "PUT",</text:span></text:p>
      <text:p text:style-name="Normal"><text:span text:style-name="T1241"><text:tab/></text:span><text:span text:style-name="T1242"><text:tab/></text:span><text:span text:style-name="T1243"><text:tab/>json: null</text:span></text:p>
      <text:p text:style-name="Normal"><text:span text:style-name="T1244"><text:tab/></text:span><text:span text:style-name="T1245"><text:tab/>},</text:span></text:p>
      <text:p text:style-name="Normal"><text:span text:style-name="T1246"><text:tab/></text:span><text:span text:style-name="T1247"><text:tab/>{</text:span></text:p>
      <text:p text:style-name="Normal"><text:span text:style-name="T1248"><text:tab/></text:span><text:span text:style-name="T1249"><text:tab/></text:span><text:span text:style-name="T1250"><text:tab/>name: "addRegion",</text:span></text:p>
      <text:p text:style-name="Normal"><text:span text:style-name="T1251"><text:tab/></text:span><text:span text:style-name="T1252"><text:tab/></text:span><text:span text:style-name="T1253"><text:tab/>path: geo_props.add_region_path,</text:span></text:p>
      <text:p text:style-name="Normal"><text:span text:style-name="T1254"><text:tab/></text:span><text:span text:style-name="T1255"><text:tab/></text:span><text:span text:style-name="T1256"><text:tab/>method: "PUT",</text:span></text:p>
      <text:p text:style-name="Normal"><text:span text:style-name="T1257"><text:tab/></text:span><text:span text:style-name="T1258"><text:tab/></text:span><text:span text:style-name="T1259"><text:tab/>json: { <text:s/>// sample JSON for adding a region</text:span></text:p>
      <text:p text:style-name="Normal"><text:span text:style-name="T1260"><text:tab/></text:span><text:span text:style-name="T1261"><text:tab/></text:span><text:span text:style-name="T1262"><text:tab/></text:span><text:span text:style-name="T1263"><text:tab/>"regions" : [</text:span></text:p>
      <text:p text:style-name="Normal"><text:span text:style-name="T1264"><text:tab/></text:span><text:span text:style-name="T1265"><text:tab/></text:span><text:span text:style-name="T1266"><text:tab/></text:span><text:span text:style-name="T1267"><text:tab/></text:span><text:span text:style-name="T1268"><text:tab/>{</text:span></text:p>
      <text:p text:style-name="Normal"><text:span text:style-name="T1269"><text:tab/></text:span><text:span text:style-name="T1270"><text:tab/></text:span><text:span text:style-name="T1271"><text:tab/></text:span><text:span text:style-name="T1272"><text:tab/></text:span><text:span text:style-name="T1273"><text:tab/></text:span><text:span text:style-name="T1274"><text:tab/>"region_type": "custom",</text:span></text:p>
      <text:p text:style-name="Normal"><text:span text:style-name="T1275"><text:tab/></text:span><text:span text:style-name="T1276"><text:tab/></text:span><text:span text:style-name="T1277"><text:tab/></text:span><text:span text:style-name="T1278"><text:tab/></text:span><text:span text:style-name="T1279"><text:tab/></text:span><text:span text:style-name="T1280"><text:tab/>"name": "custom_poly",</text:span></text:p>
      <text:p text:style-name="Normal"><text:span text:style-name="T1281"><text:tab/></text:span><text:span text:style-name="T1282"><text:tab/></text:span><text:span text:style-name="T1283"><text:tab/></text:span><text:span text:style-name="T1284"><text:tab/></text:span><text:span text:style-name="T1285"><text:tab/></text:span><text:span text:style-name="T1286"><text:tab/>"notifyOnExit": "true",</text:span></text:p>
      <text:p text:style-name="Normal"><text:span text:style-name="T1287"><text:tab/></text:span><text:span text:style-name="T1288"><text:tab/></text:span><text:span text:style-name="T1289"><text:tab/></text:span><text:span text:style-name="T1290"><text:tab/></text:span><text:span text:style-name="T1291"><text:tab/></text:span><text:span text:style-name="T1292"><text:tab/>"polygon": [</text:span></text:p>
      <text:p text:style-name="Normal"><text:span text:style-name="T1293"><text:tab/></text:span><text:span text:style-name="T1294"><text:tab/></text:span><text:span text:style-name="T1295"><text:tab/></text:span><text:span text:style-name="T1296"><text:tab/></text:span><text:span text:style-name="T1297"><text:tab/></text:span><text:span text:style-name="T1298"><text:tab/></text:span><text:span text:style-name="T1299"><text:tab/>{"latitude": "-0.194974", "longitude": "-78.4799179"},</text:span></text:p>
      <text:p text:style-name="Normal"><text:span text:style-name="T1300"><text:tab/></text:span><text:span text:style-name="T1301"><text:tab/></text:span><text:span text:style-name="T1302"><text:tab/></text:span><text:span text:style-name="T1303"><text:tab/></text:span><text:span text:style-name="T1304"><text:tab/></text:span><text:span text:style-name="T1305"><text:tab/></text:span><text:span text:style-name="T1306"><text:tab/>{"latitude": "-0.195974", "longitude": "-78.4804179"},</text:span></text:p>
      <text:p text:style-name="Normal"><text:span text:style-name="T1307"><text:tab/></text:span><text:span text:style-name="T1308"><text:tab/></text:span><text:span text:style-name="T1309"><text:tab/></text:span><text:span text:style-name="T1310"><text:tab/></text:span><text:span text:style-name="T1311"><text:tab/></text:span><text:span text:style-name="T1312"><text:tab/></text:span><text:span text:style-name="T1313"><text:tab/>{"latitude": "-0</text:span><text:span text:style-name="T1314">.196974", "longitude": "-78.4814179"},</text:span></text:p>
      <text:p text:style-name="Normal"><text:span text:style-name="T1315"><text:tab/></text:span><text:span text:style-name="T1316"><text:tab/></text:span><text:span text:style-name="T1317"><text:tab/></text:span><text:span text:style-name="T1318"><text:tab/></text:span><text:span text:style-name="T1319"><text:tab/></text:span><text:span text:style-name="T1320"><text:tab/></text:span><text:span text:style-name="T1321"><text:tab/>{"latitude": "-0.197974", "longitude": "-78.4829179"}</text:span></text:p>
      <text:p text:style-name="Normal"><text:span text:style-name="T1322"><text:tab/></text:span><text:span text:style-name="T1323"><text:tab/></text:span><text:span text:style-name="T1324"><text:tab/></text:span><text:span text:style-name="T1325"><text:tab/></text:span><text:span text:style-name="T1326"><text:tab/></text:span><text:span text:style-name="T1327"><text:tab/></text:span><text:span text:style-name="T1328"><text:tab/></text:span><text:span text:style-name="T1329"><text:tab/>// an edge is drawn between last and first points to close the poly</text:span></text:p>
      <text:p text:style-name="Normal"><text:span text:style-name="T1330"><text:tab/></text:span><text:span text:style-name="T1331"><text:tab/></text:span><text:span text:style-name="T1332"><text:tab/></text:span><text:span text:style-name="T1333"><text:tab/></text:span><text:span text:style-name="T1334"><text:tab/></text:span><text:span text:style-name="T1335"><text:tab/>]</text:span></text:p>
      <text:p text:style-name="Normal"><text:span text:style-name="T1336"><text:tab/></text:span><text:span text:style-name="T1337"><text:tab/></text:span><text:span text:style-name="T1338"><text:tab/></text:span><text:span text:style-name="T1339"><text:tab/></text:span><text:span text:style-name="T1340"><text:tab/>}</text:span></text:p>
      <text:p text:style-name="Normal"><text:span text:style-name="T1341"><text:tab/></text:span><text:span text:style-name="T1342"><text:tab/></text:span><text:span text:style-name="T1343"><text:tab/></text:span><text:span text:style-name="T1344"><text:tab/>]</text:span></text:p>
      <text:p text:style-name="Normal"><text:span text:style-name="T1345"><text:tab/></text:span><text:span text:style-name="T1346"><text:tab/></text:span><text:span text:style-name="T1347"><text:tab/>}</text:span></text:p>
      <text:p text:style-name="Normal"><text:span text:style-name="T1348"><text:tab/></text:span><text:span text:style-name="T1349"><text:tab/>},</text:span></text:p>
      <text:p text:style-name="Normal"><text:span text:style-name="T1350"><text:tab/></text:span><text:span text:style-name="T1351"><text:tab/>{</text:span></text:p>
      <text:p text:style-name="Normal"><text:span text:style-name="T1352"><text:tab/></text:span><text:span text:style-name="T1353"><text:tab/></text:span><text:span text:style-name="T1354"><text:tab/>name: "removeRegion",</text:span></text:p>
      <text:p text:style-name="Normal"><text:span text:style-name="T1355"><text:tab/></text:span><text:span text:style-name="T1356"><text:tab/></text:span><text:span text:style-name="T1357"><text:tab/>path: geo_props.r</text:span><text:span text:style-name="T1358">emove_region_path,</text:span></text:p>
      <text:p text:style-name="Normal"><text:span text:style-name="T1359"><text:tab/></text:span><text:span text:style-name="T1360"><text:tab/></text:span><text:span text:style-name="T1361"><text:tab/>method: "PUT",</text:span></text:p>
      <text:p text:style-name="Normal"><text:span text:style-name="T1362"><text:tab/></text:span><text:span text:style-name="T1363"><text:tab/></text:span><text:span text:style-name="T1364"><text:tab/>json: { <text:s/>// sample JSON for removing the sample region</text:span></text:p>
      <text:p text:style-name="Normal"><text:span text:style-name="T1365"><text:tab/></text:span><text:span text:style-name="T1366"><text:tab/></text:span><text:span text:style-name="T1367"><text:tab/></text:span><text:span text:style-name="T1368"><text:tab/>"region_type": "custom",</text:span></text:p>
      <text:p text:style-name="Normal"><text:span text:style-name="T1369"><text:tab/></text:span><text:span text:style-name="T1370"><text:tab/></text:span><text:span text:style-name="T1371"><text:tab/></text:span><text:span text:style-name="T1372"><text:tab/>"region_name": "custom_poly"</text:span></text:p>
      <text:p text:style-name="Normal"><text:span text:style-name="T1373"><text:tab/></text:span><text:span text:style-name="T1374"><text:tab/></text:span><text:span text:style-name="T1375"><text:tab/>}</text:span></text:p>
      <text:p text:style-name="Normal"><text:span text:style-name="T1376"><text:tab/></text:span><text:span text:style-name="T1377"><text:tab/>},</text:span></text:p>
      <text:p text:style-name="Normal"><text:span text:style-name="T1378"><text:tab/></text:span><text:span text:style-name="T1379"><text:tab/>{</text:span></text:p>
      <text:p text:style-name="Normal"><text:span text:style-name="T1380"><text:tab/></text:span><text:span text:style-name="T1381"><text:tab/></text:span><text:span text:style-name="T1382"><text:tab/>name: "restart",</text:span></text:p>
      <text:soft-page-break/>
      <text:p text:style-name="Normal"><text:span text:style-name="T1383"><text:tab/></text:span><text:span text:style-name="T1384"><text:tab/></text:span><text:span text:style-name="T1385"><text:tab/>path: geo_props.restart_path,</text:span></text:p>
      <text:p text:style-name="Normal"><text:span text:style-name="T1386"><text:tab/></text:span><text:span text:style-name="T1387"><text:tab/></text:span><text:span text:style-name="T1388"><text:tab/>method: "PUT",</text:span></text:p>
      <text:p text:style-name="Normal"><text:span text:style-name="T1389"><text:tab/></text:span><text:span text:style-name="T1390"><text:tab/></text:span><text:span text:style-name="T1391"><text:tab/>json: null</text:span></text:p>
      <text:p text:style-name="Normal"><text:span text:style-name="T1392"><text:tab/></text:span><text:span text:style-name="T1393"><text:tab/>},</text:span></text:p>
      <text:p text:style-name="Normal"><text:span text:style-name="T1394"><text:tab/></text:span><text:span text:style-name="T1395"><text:tab/>{</text:span></text:p>
      <text:p text:style-name="Normal"><text:span text:style-name="T1396"><text:tab/></text:span><text:span text:style-name="T1397"><text:tab/></text:span><text:span text:style-name="T1398"><text:tab/>name: "status",</text:span></text:p>
      <text:p text:style-name="Normal"><text:span text:style-name="T1399"><text:tab/></text:span><text:span text:style-name="T1400"><text:tab/></text:span><text:span text:style-name="T1401"><text:tab/>path: geo_props.status_path,</text:span></text:p>
      <text:p text:style-name="Normal"><text:span text:style-name="T1402"><text:tab/></text:span><text:span text:style-name="T1403"><text:tab/></text:span><text:span text:style-name="T1404"><text:tab/>method: "GET",</text:span></text:p>
      <text:p text:style-name="Normal"><text:span text:style-name="T1405"><text:tab/></text:span><text:span text:style-name="T1406"><text:tab/></text:span><text:span text:style-name="T1407"><text:tab/>json: null</text:span></text:p>
      <text:p text:style-name="Normal"><text:span text:style-name="T1408"><text:tab/></text:span><text:span text:style-name="T1409"><text:tab/>},</text:span></text:p>
      <text:p text:style-name="Normal"><text:span text:style-name="T1410"><text:tab/>]</text:span></text:p>
      <text:p text:style-name="P1411"/>
      <text:p text:style-name="Normal"><text:span text:style-name="T1412"><text:tab/>// build routes</text:span></text:p>
      <text:p text:style-name="Normal"><text:span text:style-name="T1413"><text:tab/>for (var i in apis) {</text:span></text:p>
      <text:p text:style-name="Normal"><text:span text:style-name="T1414"><text:tab/></text:span><text:span text:style-name="T1415"><text:tab/>var route = "/GeospatialService_"+apis[i].name;</text:span></text:p>
      <text:p text:style-name="P1416"/>
      <text:p text:style-name="Normal"><text:span text:style-name="T1417"><text:tab/></text:span><text:span text:style-name="T1418"><text:tab/>console.log("Creating route: " + route);</text:span></text:p>
      <text:p text:style-name="P1419"/>
      <text:p text:style-name="Normal"><text:span text:style-name="T1420"><text:tab/></text:span><text:span text:style-name="T1421"><text:tab/>app.get(route, (fu</text:span><text:span text:style-name="T1422">nction(api) {</text:span></text:p>
      <text:p text:style-name="Normal"><text:span text:style-name="T1423"><text:tab/></text:span><text:span text:style-name="T1424"><text:tab/></text:span><text:span text:style-name="T1425"><text:tab/>return function(request, response) {</text:span></text:p>
      <text:p text:style-name="Normal"><text:span text:style-name="T1426"><text:tab/></text:span><text:span text:style-name="T1427"><text:tab/></text:span><text:span text:style-name="T1428"><text:tab/></text:span><text:span text:style-name="T1429"><text:tab/>var route = "/GeospatialService_"+api.name;</text:span></text:p>
      <text:p text:style-name="Normal"><text:span text:style-name="T1430"><text:tab/></text:span><text:span text:style-name="T1431"><text:tab/></text:span><text:span text:style-name="T1432"><text:tab/></text:span><text:span text:style-name="T1433"><text:tab/>console.log("About to call " + route);</text:span></text:p>
      <text:p text:style-name="P1434"/>
      <text:p text:style-name="P1435"/>
      <text:p text:style-name="Normal"><text:span text:style-name="T1436"><text:tab/></text:span><text:span text:style-name="T1437"><text:tab/></text:span><text:span text:style-name="T1438"><text:tab/></text:span><text:span text:style-name="T1439"><text:tab/>// prepare options</text:span></text:p>
      <text:p text:style-name="Normal"><text:span text:style-name="T1440"><text:tab/></text:span><text:span text:style-name="T1441"><text:tab/></text:span><text:span text:style-name="T1442"><text:tab/></text:span><text:span text:style-name="T1443"><text:tab/>var options = {</text:span></text:p>
      <text:p text:style-name="Normal"><text:span text:style-name="T1444"><text:tab/></text:span><text:span text:style-name="T1445"><text:tab/></text:span><text:span text:style-name="T1446"><text:tab/></text:span><text:span text:style-name="T1447"><text:tab/></text:span><text:span text:style-name="T1448"><text:tab/>host: geo_props.geo_host,</text:span></text:p>
      <text:p text:style-name="Normal"><text:span text:style-name="T1449"><text:tab/></text:span><text:span text:style-name="T1450"><text:tab/></text:span><text:span text:style-name="T1451"><text:tab/></text:span><text:span text:style-name="T1452"><text:tab/></text:span><text:span text:style-name="T1453"><text:tab/>port: geo_props.geo_port,</text:span></text:p>
      <text:p text:style-name="Normal"><text:span text:style-name="T1454"><text:tab/></text:span><text:span text:style-name="T1455"><text:tab/></text:span><text:span text:style-name="T1456"><text:tab/></text:span><text:span text:style-name="T1457"><text:tab/></text:span><text:span text:style-name="T1458"><text:tab/>path: api.path,</text:span></text:p>
      <text:p text:style-name="Normal"><text:span text:style-name="T1459"><text:tab/></text:span><text:span text:style-name="T1460"><text:tab/></text:span><text:span text:style-name="T1461"><text:tab/></text:span><text:span text:style-name="T1462"><text:tab/></text:span><text:span text:style-name="T1463"><text:tab/>method: api.method,</text:span></text:p>
      <text:p text:style-name="Normal"><text:span text:style-name="T1464"><text:tab/></text:span><text:span text:style-name="T1465"><text:tab/></text:span><text:span text:style-name="T1466"><text:tab/></text:span><text:span text:style-name="T1467"><text:tab/></text:span><text:span text:style-name="T1468"><text:tab/>headers: {</text:span></text:p>
      <text:p text:style-name="Normal"><text:span text:style-name="T1469"><text:tab/></text:span><text:span text:style-name="T1470"><text:tab/></text:span><text:span text:style-name="T1471"><text:tab/></text:span><text:span text:style-name="T1472"><text:tab/></text:span><text:span text:style-name="T1473"><text:tab/></text:span><text:span text:style-name="T1474"><text:tab/>'Authorization' : ('Basic ' + new Buffer(geo_props.userid + ':' + geo_props.password).toString('base64'))</text:span></text:p>
      <text:p text:style-name="Normal"><text:span text:style-name="T1475"><text:tab/></text:span><text:span text:style-name="T1476"><text:tab/></text:span><text:span text:style-name="T1477"><text:tab/></text:span><text:span text:style-name="T1478"><text:tab/></text:span><text:span text:style-name="T1479"><text:tab/>}</text:span></text:p>
      <text:p text:style-name="Normal"><text:span text:style-name="T1480"><text:tab/></text:span><text:span text:style-name="T1481"><text:tab/></text:span><text:span text:style-name="T1482"><text:tab/></text:span><text:span text:style-name="T1483"><text:tab/>};</text:span></text:p>
      <text:p text:style-name="P1484"/>
      <text:p text:style-name="Normal"><text:span text:style-name="T1485"><text:tab/></text:span><text:span text:style-name="T1486"><text:tab/></text:span><text:span text:style-name="T1487"><text:tab/></text:span><text:span text:style-name="T1488"><text:tab/>// start by loading sample JSON</text:span></text:p>
      <text:p text:style-name="Normal"><text:span text:style-name="T1489"><text:tab/></text:span><text:span text:style-name="T1490"><text:tab/></text:span><text:span text:style-name="T1491"><text:tab/></text:span><text:span text:style-name="T1492"><text:tab/>var bodyJson = api.json;</text:span></text:p>
      <text:p text:style-name="P1493"/>
      <text:p text:style-name="Normal"><text:span text:style-name="T1494"><text:tab/></text:span><text:span text:style-name="T1495"><text:tab/></text:span><text:span text:style-name="T1496"><text:tab/></text:span><text:span text:style-name="T1497"><text:tab/>/</text:span><text:span text:style-name="T1498">/ if we pass in query parameters, overwrite the sample JSON with this information</text:span></text:p>
      <text:p text:style-name="Normal"><text:span text:style-name="T1499"><text:tab/></text:span><text:span text:style-name="T1500"><text:tab/></text:span><text:span text:style-name="T1501"><text:tab/></text:span><text:span text:style-name="T1502"><text:tab/>if (request.query &amp;&amp; Object.keys(request.query).length &gt; 0) {</text:span></text:p>
      <text:p text:style-name="Normal"><text:span text:style-name="T1503"><text:tab/></text:span><text:span text:style-name="T1504"><text:tab/></text:span><text:span text:style-name="T1505"><text:tab/></text:span><text:span text:style-name="T1506"><text:tab/></text:span><text:span text:style-name="T1507"><text:tab/>console.log("BODY: ", request.query);</text:span></text:p>
      <text:p text:style-name="Normal"><text:span text:style-name="T1508"><text:tab/></text:span><text:span text:style-name="T1509"><text:tab/></text:span><text:span text:style-name="T1510"><text:tab/></text:span><text:span text:style-name="T1511"><text:tab/></text:span><text:span text:style-name="T1512"><text:tab/>bodyJson = request.query;</text:span></text:p>
      <text:p text:style-name="Normal"><text:span text:style-name="T1513"><text:tab/></text:span><text:span text:style-name="T1514"><text:tab/></text:span><text:span text:style-name="T1515"><text:tab/></text:span><text:span text:style-name="T1516"><text:tab/>} else {</text:span></text:p>
      <text:p text:style-name="Normal"><text:span text:style-name="T1517"><text:tab/></text:span><text:span text:style-name="T1518"><text:tab/></text:span><text:span text:style-name="T1519"><text:tab/></text:span><text:span text:style-name="T1520"><text:tab/></text:span><text:span text:style-name="T1521"><text:tab/>console.log("NO<text:s/></text:span><text:span text:style-name="T1522">BODY");</text:span></text:p>
      <text:p text:style-name="Normal"><text:span text:style-name="T1523"><text:tab/></text:span><text:span text:style-name="T1524"><text:tab/></text:span><text:span text:style-name="T1525"><text:tab/></text:span><text:span text:style-name="T1526"><text:tab/>}</text:span></text:p>
      <text:p text:style-name="P1527"/>
      <text:p text:style-name="Normal"><text:span text:style-name="T1528"><text:tab/></text:span><text:span text:style-name="T1529"><text:tab/></text:span><text:span text:style-name="T1530"><text:tab/></text:span><text:span text:style-name="T1531"><text:tab/>if (bodyJson) {</text:span></text:p>
      <text:p text:style-name="Normal"><text:span text:style-name="T1532"><text:tab/></text:span><text:span text:style-name="T1533"><text:tab/></text:span><text:span text:style-name="T1534"><text:tab/></text:span><text:span text:style-name="T1535"><text:tab/></text:span><text:span text:style-name="T1536"><text:tab/>options.headers['Content-Type'] = 'application/json';</text:span></text:p>
      <text:p text:style-name="Normal"><text:span text:style-name="T1537"><text:tab/></text:span><text:span text:style-name="T1538"><text:tab/></text:span><text:span text:style-name="T1539"><text:tab/></text:span><text:span text:style-name="T1540"><text:tab/></text:span><text:span text:style-name="T1541"><text:tab/>options.headers['Content-Length'] = Buffer.byteLength(JSON.stringify(bodyJson), 'utf8');</text:span></text:p>
      <text:p text:style-name="Normal"><text:span text:style-name="T1542"><text:tab/></text:span><text:span text:style-name="T1543"><text:tab/></text:span><text:span text:style-name="T1544"><text:tab/></text:span><text:span text:style-name="T1545"><text:tab/>}</text:span></text:p>
      <text:p text:style-name="P1546"/>
      <text:p text:style-name="Normal"><text:span text:style-name="T1547"><text:tab/></text:span><text:span text:style-name="T1548"><text:tab/></text:span><text:span text:style-name="T1549"><text:tab/></text:span><text:span text:style-name="T1550"><text:tab/>console.log('Options prepared:', options);</text:span></text:p>
      <text:p text:style-name="Normal"><text:span text:style-name="T1551"><text:tab/></text:span><text:span text:style-name="T1552"><text:tab/></text:span><text:span text:style-name="T1553"><text:tab/></text:span><text:span text:style-name="T1554"><text:tab/>console.lo</text:span><text:span text:style-name="T1555">g('Do the GeospatialService_' + api.name + ' call');</text:span></text:p>
      <text:p text:style-name="P1556"/>
      <text:p text:style-name="Normal"><text:span text:style-name="T1557"><text:tab/></text:span><text:span text:style-name="T1558"><text:tab/></text:span><text:span text:style-name="T1559"><text:tab/></text:span><text:span text:style-name="T1560"><text:tab/>// do the PUT call</text:span></text:p>
      <text:p text:style-name="Normal"><text:span text:style-name="T1561"><text:tab/></text:span><text:span text:style-name="T1562"><text:tab/></text:span><text:span text:style-name="T1563"><text:tab/></text:span><text:span text:style-name="T1564"><text:tab/>var reqPut = https.request(options, function(res) {</text:span></text:p>
      <text:p text:style-name="P1565"/>
      <text:p text:style-name="Normal"><text:span text:style-name="T1566"><text:tab/></text:span><text:span text:style-name="T1567"><text:tab/></text:span><text:span text:style-name="T1568"><text:tab/></text:span><text:span text:style-name="T1569"><text:tab/></text:span><text:span text:style-name="T1570"><text:tab/>// uncomment it for header details</text:span></text:p>
      <text:p text:style-name="Normal"><text:span text:style-name="T1571"><text:tab/></text:span><text:span text:style-name="T1572"><text:tab/></text:span><text:span text:style-name="T1573"><text:tab/></text:span><text:span text:style-name="T1574"><text:tab/></text:span><text:span text:style-name="T1575"><text:tab/>console.log("headers: ", res.headers);</text:span></text:p>
      <text:p text:style-name="Normal"><text:span text:style-name="T1576"><text:tab/></text:span><text:span text:style-name="T1577"><text:tab/></text:span><text:span text:style-name="T1578"><text:tab/></text:span><text:span text:style-name="T1579"><text:tab/></text:span><text:span text:style-name="T1580"><text:tab/>console.log("statusCode: ",<text:s/></text:span><text:span text:style-name="T1581">res.statusCode);</text:span></text:p>
      <text:p text:style-name="P1582"/>
      <text:p text:style-name="Normal"><text:span text:style-name="T1583"><text:tab/></text:span><text:span text:style-name="T1584"><text:tab/></text:span><text:span text:style-name="T1585"><text:tab/></text:span><text:span text:style-name="T1586"><text:tab/></text:span><text:span text:style-name="T1587"><text:tab/>var responseData = '';</text:span></text:p>
      <text:p text:style-name="Normal"><text:span text:style-name="T1588"><text:tab/></text:span><text:span text:style-name="T1589"><text:tab/></text:span><text:span text:style-name="T1590"><text:tab/></text:span><text:span text:style-name="T1591"><text:tab/></text:span><text:span text:style-name="T1592"><text:tab/>res.on('data', function(chunk) {</text:span></text:p>
      <text:p text:style-name="Normal"><text:span text:style-name="T1593"><text:tab/></text:span><text:span text:style-name="T1594"><text:tab/></text:span><text:span text:style-name="T1595"><text:tab/></text:span><text:span text:style-name="T1596"><text:tab/></text:span><text:span text:style-name="T1597"><text:tab/></text:span><text:span text:style-name="T1598"><text:tab/>responseData += chunk.toString();</text:span></text:p>
      <text:p text:style-name="Normal"><text:span text:style-name="T1599"><text:tab/></text:span><text:span text:style-name="T1600"><text:tab/></text:span><text:span text:style-name="T1601"><text:tab/></text:span><text:span text:style-name="T1602"><text:tab/></text:span><text:span text:style-name="T1603"><text:tab/>});</text:span></text:p>
      <text:p text:style-name="Normal"><text:span text:style-name="T1604"><text:tab/></text:span><text:span text:style-name="T1605"><text:tab/></text:span><text:span text:style-name="T1606"><text:tab/></text:span><text:span text:style-name="T1607"><text:tab/></text:span><text:span text:style-name="T1608"><text:tab/>res.on('end', function() {</text:span></text:p>
      <text:p text:style-name="Normal"><text:span text:style-name="T1609"><text:tab/></text:span><text:span text:style-name="T1610"><text:tab/></text:span><text:span text:style-name="T1611"><text:tab/></text:span><text:span text:style-name="T1612"><text:tab/></text:span><text:span text:style-name="T1613"><text:tab/></text:span><text:span text:style-name="T1614"><text:tab/>try {</text:span></text:p>
      <text:p text:style-name="Normal"><text:span text:style-name="T1615"><text:tab/></text:span><text:span text:style-name="T1616"><text:tab/></text:span><text:span text:style-name="T1617"><text:tab/></text:span><text:span text:style-name="T1618"><text:tab/></text:span><text:span text:style-name="T1619"><text:tab/></text:span><text:span text:style-name="T1620"><text:tab/></text:span><text:span text:style-name="T1621"><text:tab/>console.log(route + ' response:\n');</text:span></text:p>
      <text:p text:style-name="Normal"><text:span text:style-name="T1622"><text:tab/></text:span><text:span text:style-name="T1623"><text:tab/></text:span><text:span text:style-name="T1624"><text:tab/></text:span><text:span text:style-name="T1625"><text:tab/></text:span><text:span text:style-name="T1626"><text:tab/></text:span><text:span text:style-name="T1627"><text:tab/></text:span><text:span text:style-name="T1628"><text:tab/>console.log(responseData);</text:span></text:p>
      <text:p text:style-name="Normal"><text:span text:style-name="T1629"><text:tab/></text:span><text:span text:style-name="T1630"><text:tab/></text:span><text:span text:style-name="T1631"><text:tab/></text:span><text:span text:style-name="T1632"><text:tab/></text:span><text:span text:style-name="T1633"><text:tab/></text:span><text:span text:style-name="T1634"><text:tab/></text:span><text:span text:style-name="T1635"><text:tab/>console.log("\n" + route + ' completed');</text:span></text:p>
      <text:p text:style-name="Normal"><text:span text:style-name="T1636"><text:tab/></text:span><text:span text:style-name="T1637"><text:tab/></text:span><text:span text:style-name="T1638"><text:tab/></text:span><text:span text:style-name="T1639"><text:tab/></text:span><text:span text:style-name="T1640"><text:tab/></text:span><text:span text:style-name="T1641"><text:tab/></text:span><text:span text:style-name="T1642"><text:tab/>console.log("statusCode: ", res.statusCode);</text:span></text:p>
      <text:p text:style-name="Normal"><text:span text:style-name="T1643"><text:tab/></text:span><text:span text:style-name="T1644"><text:tab/></text:span><text:span text:style-name="T1645"><text:tab/></text:span><text:span text:style-name="T1646"><text:tab/></text:span><text:span text:style-name="T1647"><text:tab/></text:span><text:span text:style-name="T1648"><text:tab/></text:span><text:span text:style-name="T1649"><text:tab/>var result = JSON.parse(responseData);</text:span></text:p>
      <text:p text:style-name="Normal"><text:span text:style-name="T1650"><text:tab/></text:span><text:span text:style-name="T1651"><text:tab/></text:span><text:span text:style-name="T1652"><text:tab/></text:span><text:span text:style-name="T1653"><text:tab/></text:span><text:span text:style-name="T1654"><text:tab/></text:span><text:span text:style-name="T1655"><text:tab/></text:span><text:span text:style-name="T1656"><text:tab/>console.log("result:\n", result);</text:span></text:p>
      <text:p text:style-name="Normal"><text:span text:style-name="T1657"><text:tab/></text:span><text:span text:style-name="T1658"><text:tab/></text:span><text:span text:style-name="T1659"><text:tab/></text:span><text:span text:style-name="T1660"><text:tab/></text:span><text:span text:style-name="T1661"><text:tab/></text:span><text:span text:style-name="T1662"><text:tab/></text:span><text:span text:style-name="T1663"><text:tab/>if (res.statusCode != 200) {</text:span></text:p>
      <text:p text:style-name="Normal"><text:span text:style-name="T1664"><text:tab/></text:span><text:span text:style-name="T1665"><text:tab/></text:span><text:span text:style-name="T1666"><text:tab/></text:span><text:span text:style-name="T1667"><text:tab/></text:span><text:span text:style-name="T1668"><text:tab/></text:span><text:span text:style-name="T1669"><text:tab/></text:span><text:span text:style-name="T1670"><text:tab/></text:span><text:span text:style-name="T1671"><text:tab/>response.send(res.statusC</text:span><text:span text:style-name="T1672">ode, "&lt;h1&gt;"+route+" failed with code: "+res.statusCode+"&lt;/h1&gt;");</text:span></text:p>
      <text:p text:style-name="Normal"><text:span text:style-name="T1673"><text:tab/></text:span><text:span text:style-name="T1674"><text:tab/></text:span><text:span text:style-name="T1675"><text:tab/></text:span><text:span text:style-name="T1676"><text:tab/></text:span><text:span text:style-name="T1677"><text:tab/></text:span><text:span text:style-name="T1678"><text:tab/></text:span><text:span text:style-name="T1679"><text:tab/>} else {</text:span></text:p>
      <text:p text:style-name="Normal"><text:span text:style-name="T1680"><text:tab/></text:span><text:span text:style-name="T1681"><text:tab/></text:span><text:span text:style-name="T1682"><text:tab/></text:span><text:span text:style-name="T1683"><text:tab/></text:span><text:span text:style-name="T1684"><text:tab/></text:span><text:span text:style-name="T1685"><text:tab/></text:span><text:span text:style-name="T1686"><text:tab/></text:span><text:span text:style-name="T1687"><text:tab/>if (route == "/GeospatialService_status") {</text:span></text:p>
      <text:p text:style-name="Normal"><text:span text:style-name="T1688"><text:tab/></text:span><text:span text:style-name="T1689"><text:tab/></text:span><text:span text:style-name="T1690"><text:tab/></text:span><text:span text:style-name="T1691"><text:tab/></text:span><text:span text:style-name="T1692"><text:tab/></text:span><text:span text:style-name="T1693"><text:tab/></text:span><text:span text:style-name="T1694"><text:tab/></text:span><text:span text:style-name="T1695"><text:tab/></text:span><text:span text:style-name="T1696"><text:tab/>response.send(res.statusCode, result);</text:span></text:p>
      <text:p text:style-name="Normal"><text:span text:style-name="T1697"><text:tab/></text:span><text:span text:style-name="T1698"><text:tab/></text:span><text:span text:style-name="T1699"><text:tab/></text:span><text:span text:style-name="T1700"><text:tab/></text:span><text:span text:style-name="T1701"><text:tab/></text:span><text:span text:style-name="T1702"><text:tab/></text:span><text:span text:style-name="T1703"><text:tab/></text:span><text:span text:style-name="T1704"><text:tab/>} else {</text:span></text:p>
      <text:p text:style-name="Normal"><text:span text:style-name="T1705"><text:tab/></text:span><text:span text:style-name="T1706"><text:tab/></text:span><text:span text:style-name="T1707"><text:tab/></text:span><text:span text:style-name="T1708"><text:tab/></text:span><text:span text:style-name="T1709"><text:tab/></text:span><text:span text:style-name="T1710"><text:tab/></text:span><text:span text:style-name="T1711"><text:tab/></text:span><text:span text:style-name="T1712"><text:tab/></text:span><text:span text:style-name="T1713"><text:tab/>response.send(res.statusCode, "&lt;h1&gt;"+route+"<text:s/></text:span><text:span text:style-name="T1714">succeeded!&lt;/h1&gt;&lt;pre&gt;" + JSON.stringify(result, null, 4) + "&lt;/pre&gt;");</text:span></text:p>
      <text:p text:style-name="Normal"><text:span text:style-name="T1715"><text:tab/></text:span><text:span text:style-name="T1716"><text:tab/></text:span><text:span text:style-name="T1717"><text:tab/></text:span><text:span text:style-name="T1718"><text:tab/></text:span><text:span text:style-name="T1719"><text:tab/></text:span><text:span text:style-name="T1720"><text:tab/></text:span><text:span text:style-name="T1721"><text:tab/></text:span><text:span text:style-name="T1722"><text:tab/></text:span><text:span text:style-name="T1723">}</text:span></text:p>
      <text:p text:style-name="Normal"><text:span text:style-name="T1724"><text:tab/></text:span><text:span text:style-name="T1725"><text:tab/></text:span><text:span text:style-name="T1726"><text:tab/></text:span><text:span text:style-name="T1727"><text:tab/></text:span><text:span text:style-name="T1728"><text:tab/></text:span><text:span text:style-name="T1729"><text:tab/></text:span><text:span text:style-name="T1730"><text:tab/>}</text:span></text:p>
      <text:p text:style-name="Normal"><text:span text:style-name="T1731"><text:tab/></text:span><text:span text:style-name="T1732"><text:tab/></text:span><text:span text:style-name="T1733"><text:tab/></text:span><text:span text:style-name="T1734"><text:tab/></text:span><text:span text:style-name="T1735"><text:tab/></text:span><text:span text:style-name="T1736"><text:tab/>} catch (e) { console.error(e); response.send(500, { error: "parse error: " + route }); }</text:span></text:p>
      <text:p text:style-name="Normal"><text:span text:style-name="T1737"><text:tab/></text:span><text:span text:style-name="T1738"><text:tab/></text:span><text:span text:style-name="T1739"><text:tab/></text:span><text:span text:style-name="T1740"><text:tab/></text:span><text:span text:style-name="T1741"><text:tab/></text:span><text:span text:style-name="T1742">});</text:span></text:p>
      <text:p text:style-name="Normal"><text:span text:style-name="T1743"><text:tab/></text:span><text:span text:style-name="T1744"><text:tab/></text:span><text:span text:style-name="T1745"><text:tab/></text:span><text:span text:style-name="T1746"><text:tab/></text:span><text:span text:style-name="T1747"><text:tab/>if (res.statusCode != 200) {</text:span></text:p>
      <text:p text:style-name="Normal"><text:span text:style-name="T1748"><text:tab/></text:span><text:span text:style-name="T1749"><text:tab/></text:span><text:span text:style-name="T1750"><text:tab/></text:span><text:span text:style-name="T1751"><text:tab/></text:span><text:span text:style-name="T1752"><text:tab/></text:span><text:span text:style-name="T1753"><text:tab/>runError = 1;</text:span></text:p>
      <text:p text:style-name="Normal"><text:span text:style-name="T1754"><text:tab/></text:span><text:span text:style-name="T1755"><text:tab/></text:span><text:span text:style-name="T1756"><text:tab/></text:span><text:span text:style-name="T1757"><text:tab/></text:span><text:span text:style-name="T1758"><text:tab/>}</text:span></text:p>
      <text:p text:style-name="Normal"><text:span text:style-name="T1759"><text:tab/></text:span><text:span text:style-name="T1760"><text:tab/></text:span><text:span text:style-name="T1761"><text:tab/></text:span><text:span text:style-name="T1762"><text:tab/>});</text:span></text:p>
      <text:p text:style-name="P1763"/>
      <text:p text:style-name="Normal"><text:span text:style-name="T1764"><text:tab/></text:span><text:span text:style-name="T1765"><text:tab/></text:span><text:span text:style-name="T1766"><text:tab/></text:span><text:span text:style-name="T1767"><text:tab/>if (bodyJson) {</text:span></text:p>
      <text:p text:style-name="Normal"><text:span text:style-name="T1768"><text:tab/></text:span><text:span text:style-name="T1769"><text:tab/></text:span><text:span text:style-name="T1770"><text:tab/></text:span><text:span text:style-name="T1771"><text:tab/></text:span><text:span text:style-name="T1772"><text:tab/>// write the json data</text:span></text:p>
      <text:p text:style-name="Normal"><text:span text:style-name="T1773"><text:tab/></text:span><text:span text:style-name="T1774"><text:tab/></text:span><text:span text:style-name="T1775"><text:tab/></text:span><text:span text:style-name="T1776"><text:tab/></text:span><text:span text:style-name="T1777"><text:tab/>console.log('Writing json:\n', JSON.stringify(bodyJson, null, 4));</text:span></text:p>
      <text:p text:style-name="Normal"><text:span text:style-name="T1778"><text:tab/></text:span><text:span text:style-name="T1779"><text:tab/></text:span><text:span text:style-name="T1780"><text:tab/></text:span><text:span text:style-name="T1781"><text:tab/></text:span><text:span text:style-name="T1782"><text:tab/>reqPut.write(JSON.stringify(bodyJson));</text:span></text:p>
      <text:p text:style-name="Normal"><text:span text:style-name="T1783"><text:tab/></text:span><text:span text:style-name="T1784"><text:tab/></text:span><text:span text:style-name="T1785"><text:tab/></text:span><text:span text:style-name="T1786"><text:tab/></text:span><text:span text:style-name="T1787">}</text:span></text:p>
      <text:p text:style-name="Normal"><text:span text:style-name="T1788"><text:tab/></text:span><text:span text:style-name="T1789"><text:tab/></text:span><text:span text:style-name="T1790"><text:tab/></text:span><text:span text:style-name="T1791"><text:tab/>reqPut.end();</text:span></text:p>
      <text:soft-page-break/>
      <text:p text:style-name="Normal"><text:span text:style-name="T1792"><text:tab/></text:span><text:span text:style-name="T1793"><text:tab/></text:span><text:span text:style-name="T1794"><text:tab/></text:span><text:span text:style-name="T1795"><text:tab/>reqPut.on('error', function(e) {</text:span></text:p>
      <text:p text:style-name="Normal"><text:span text:style-name="T1796"><text:tab/></text:span><text:span text:style-name="T1797"><text:tab/></text:span><text:span text:style-name="T1798"><text:tab/></text:span><text:span text:style-name="T1799"><text:tab/></text:span><text:span text:style-name="T1800"><text:tab/>console.error(e);</text:span></text:p>
      <text:p text:style-name="Normal"><text:span text:style-name="T1801"><text:tab/></text:span><text:span text:style-name="T1802"><text:tab/></text:span><text:span text:style-name="T1803"><text:tab/></text:span><text:span text:style-name="T1804"><text:tab/>});</text:span></text:p>
      <text:p text:style-name="Normal"><text:span text:style-name="T1805"><text:tab/></text:span><text:span text:style-name="T1806"><text:tab/></text:span><text:span text:style-name="T1807"><text:tab/>}</text:span></text:p>
      <text:p text:style-name="Normal"><text:span text:style-name="T1808"><text:tab/></text:span><text:span text:style-name="T1809"><text:tab/>})(apis[i]));</text:span></text:p>
      <text:p text:style-name="Normal"><text:span text:style-name="T1810"><text:tab/>}</text:span></text:p>
      <text:p text:style-name="P1811"/>
      <text:p text:style-name="P1812"/>
      <text:p text:style-name="Normal"><text:span text:style-name="T1813">10. Iniciar el servidor:</text:span></text:p>
      <text:p text:style-name="P1814"/>
      <text:p text:style-name="Normal"><text:span text:style-name="T1815">app.get("/credentials", function(request, response) {</text:span></text:p>
      <text:p text:style-name="Normal"><text:span text:style-name="T1816"><text:tab/>response.send(200, settings);</text:span></text:p>
      <text:p text:style-name="Normal"><text:span text:style-name="T1817">});</text:span></text:p>
      <text:p text:style-name="P1818"/>
      <text:p text:style-name="Normal"><text:span text:style-name="T1819">http.createServer(app).listen(app.get('port'), function(){</text:span></text:p>
      <text:p text:style-name="Normal"><text:span text:style-name="T1820"><text:tab/>console.log('Express server listening on port<text:s/></text:span><text:span text:style-name="T1821">' + app.get('port'));</text:span></text:p>
      <text:p text:style-name="Normal"><text:span text:style-name="T1822">});</text:span></text:p>
      <text:p text:style-name="P1823"/>
      <text:p text:style-name="P1824"/>
      <text:p text:style-name="Normal"><text:span text:style-name="T1825">11. Dependencias de la aplicación (en el archivo packages.json):</text:span></text:p>
      <text:p text:style-name="P1826"/>
      <text:p text:style-name="Normal"><text:span text:style-name="T1827"><text:s text:c="4"/></text:span><text:span text:style-name="T1828">"mqtt": "1.0.5",</text:span></text:p>
      <text:p text:style-name="Normal"><text:span text:style-name="T1829"><text:s text:c="4"/>"xml2js": "0.4.4",</text:span></text:p>
      <text:p text:style-name="Normal"><text:span text:style-name="T1830"><text:s text:c="4"/>"node-vincenty": "0.0.6",</text:span></text:p>
      <text:p text:style-name="Normal"><text:span text:style-name="T1831"><text:s text:c="4"/>"optimist": "0.6.1",</text:span></text:p>
      <text:p text:style-name="Normal"><text:span text:style-name="T1832"><text:s text:c="4"/>"express": "&gt;=3.4.7 &lt;4"</text:span></text:p>
      <text:p text:style-name="P1833"/>
      <text:p text:style-name="Normal"><text:span text:style-name="T1834"><text:tab/>engines:</text:span></text:p>
      <text:p text:style-name="Normal"><text:span text:style-name="T1835"><text:tab/>"node": "0.10.x"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st</dc:creator>
    <meta:creation-date>2016-08-25T20:50:00Z</meta:creation-date>
    <dc:date>2016-08-25T20:53:00Z</dc:date>
    <meta:template xlink:href="Normal.dotm" xlink:type="simple"/>
    <meta:editing-cycles>2</meta:editing-cycles>
    <meta:editing-duration>PT180S</meta:editing-duration>
    <meta:document-statistic meta:page-count="15" meta:paragraph-count="40" meta:word-count="3029" meta:character-count="20255" meta:row-count="143" meta:non-whitespace-character-count="17266"/>
  </office:meta>
</office:document-meta>
</file>